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8ff" officeooo:paragraph-rsid="000f08ff"/>
    </style:style>
    <style:style style:name="P2" style:family="paragraph" style:parent-style-name="Standard">
      <style:text-properties officeooo:rsid="0010d463" officeooo:paragraph-rsid="0010d463"/>
    </style:style>
    <style:style style:name="P3" style:family="paragraph" style:parent-style-name="Standard">
      <style:text-properties officeooo:rsid="001138eb" officeooo:paragraph-rsid="001138eb"/>
    </style:style>
    <style:style style:name="P4" style:family="paragraph" style:parent-style-name="Standard">
      <style:text-properties officeooo:rsid="0011f416" officeooo:paragraph-rsid="0011f416"/>
    </style:style>
    <style:style style:name="P5" style:family="paragraph" style:parent-style-name="Standard">
      <style:text-properties officeooo:rsid="00131901" officeooo:paragraph-rsid="00131901"/>
    </style:style>
    <style:style style:name="P6" style:family="paragraph" style:parent-style-name="Standard">
      <style:text-properties officeooo:rsid="0013893e" officeooo:paragraph-rsid="0013893e"/>
    </style:style>
    <style:style style:name="P7" style:family="paragraph" style:parent-style-name="Standard">
      <style:text-properties officeooo:rsid="001559f9" officeooo:paragraph-rsid="001559f9"/>
    </style:style>
    <style:style style:name="P8" style:family="paragraph" style:parent-style-name="Standard">
      <style:text-properties officeooo:rsid="0015ff6d" officeooo:paragraph-rsid="0015ff6d"/>
    </style:style>
    <style:style style:name="P9" style:family="paragraph" style:parent-style-name="Standard">
      <style:text-properties officeooo:rsid="0016d9f5" officeooo:paragraph-rsid="0016d9f5"/>
    </style:style>
    <style:style style:name="P10" style:family="paragraph" style:parent-style-name="Standard">
      <style:text-properties officeooo:rsid="0016d9f5" officeooo:paragraph-rsid="0031b92f"/>
    </style:style>
    <style:style style:name="P11" style:family="paragraph" style:parent-style-name="Standard">
      <style:text-properties officeooo:rsid="0018bf38" officeooo:paragraph-rsid="0018bf38"/>
    </style:style>
    <style:style style:name="P12" style:family="paragraph" style:parent-style-name="Standard">
      <style:text-properties officeooo:rsid="0019dc27" officeooo:paragraph-rsid="0019dc27"/>
    </style:style>
    <style:style style:name="P13" style:family="paragraph" style:parent-style-name="Standard">
      <style:text-properties officeooo:rsid="001b58c8" officeooo:paragraph-rsid="0031b92f"/>
    </style:style>
    <style:style style:name="P14" style:family="paragraph" style:parent-style-name="Standard">
      <style:text-properties officeooo:rsid="001d111d" officeooo:paragraph-rsid="0031b92f"/>
    </style:style>
    <style:style style:name="P15" style:family="paragraph" style:parent-style-name="Standard">
      <style:text-properties officeooo:rsid="001d6490" officeooo:paragraph-rsid="001d6490"/>
    </style:style>
    <style:style style:name="P16" style:family="paragraph" style:parent-style-name="Standard">
      <style:text-properties officeooo:rsid="001d6490" officeooo:paragraph-rsid="0031b92f"/>
    </style:style>
    <style:style style:name="P17" style:family="paragraph" style:parent-style-name="Standard">
      <style:text-properties officeooo:rsid="001da1a2" officeooo:paragraph-rsid="001da1a2"/>
    </style:style>
    <style:style style:name="P18" style:family="paragraph" style:parent-style-name="Standard">
      <style:text-properties officeooo:rsid="001da1a2" officeooo:paragraph-rsid="0031b92f"/>
    </style:style>
    <style:style style:name="P19" style:family="paragraph" style:parent-style-name="Standard">
      <style:text-properties officeooo:rsid="001db669" officeooo:paragraph-rsid="001db669"/>
    </style:style>
    <style:style style:name="P20" style:family="paragraph" style:parent-style-name="Standard">
      <style:text-properties officeooo:rsid="001f84d2" officeooo:paragraph-rsid="001f84d2"/>
    </style:style>
    <style:style style:name="P21" style:family="paragraph" style:parent-style-name="Standard">
      <style:text-properties officeooo:rsid="00216ec5" officeooo:paragraph-rsid="00216ec5"/>
    </style:style>
    <style:style style:name="P22" style:family="paragraph" style:parent-style-name="Standard">
      <style:text-properties officeooo:rsid="0022c5f4" officeooo:paragraph-rsid="0022c5f4"/>
    </style:style>
    <style:style style:name="P23" style:family="paragraph" style:parent-style-name="Standard">
      <style:text-properties officeooo:rsid="00246690" officeooo:paragraph-rsid="00246690"/>
    </style:style>
    <style:style style:name="P24" style:family="paragraph" style:parent-style-name="Standard">
      <style:text-properties officeooo:rsid="00246690" officeooo:paragraph-rsid="004eae3e"/>
    </style:style>
    <style:style style:name="P25" style:family="paragraph" style:parent-style-name="Standard">
      <style:text-properties officeooo:rsid="0025265d" officeooo:paragraph-rsid="0025265d"/>
    </style:style>
    <style:style style:name="P26" style:family="paragraph" style:parent-style-name="Standard">
      <style:text-properties officeooo:rsid="0025db4d" officeooo:paragraph-rsid="0025db4d"/>
    </style:style>
    <style:style style:name="P27" style:family="paragraph" style:parent-style-name="Standard">
      <style:text-properties officeooo:rsid="0026c0a6" officeooo:paragraph-rsid="0026c0a6"/>
    </style:style>
    <style:style style:name="P28" style:family="paragraph" style:parent-style-name="Standard">
      <style:text-properties officeooo:rsid="002899a6" officeooo:paragraph-rsid="002899a6"/>
    </style:style>
    <style:style style:name="P29" style:family="paragraph" style:parent-style-name="Standard">
      <style:text-properties officeooo:rsid="002899a6" officeooo:paragraph-rsid="0031b92f"/>
    </style:style>
    <style:style style:name="P30" style:family="paragraph" style:parent-style-name="Standard">
      <style:text-properties officeooo:rsid="002899a6" officeooo:paragraph-rsid="0046445b"/>
    </style:style>
    <style:style style:name="P31" style:family="paragraph" style:parent-style-name="Standard">
      <style:text-properties officeooo:rsid="0028f32e" officeooo:paragraph-rsid="0028f32e"/>
    </style:style>
    <style:style style:name="P32" style:family="paragraph" style:parent-style-name="Standard">
      <style:text-properties officeooo:rsid="00293d5b" officeooo:paragraph-rsid="00293d5b"/>
    </style:style>
    <style:style style:name="P33" style:family="paragraph" style:parent-style-name="Standard">
      <style:text-properties officeooo:rsid="002b22fe" officeooo:paragraph-rsid="00481d57"/>
    </style:style>
    <style:style style:name="P34" style:family="paragraph" style:parent-style-name="Standard">
      <style:text-properties officeooo:rsid="002b852b" officeooo:paragraph-rsid="00481d57"/>
    </style:style>
    <style:style style:name="P35" style:family="paragraph" style:parent-style-name="Standard">
      <style:text-properties officeooo:rsid="002cb07d" officeooo:paragraph-rsid="00481d57"/>
    </style:style>
    <style:style style:name="P36" style:family="paragraph" style:parent-style-name="Standard">
      <style:text-properties officeooo:rsid="002d39fd" officeooo:paragraph-rsid="00481d57"/>
    </style:style>
    <style:style style:name="P37" style:family="paragraph" style:parent-style-name="Standard">
      <style:text-properties officeooo:rsid="002e025e" officeooo:paragraph-rsid="00481d57"/>
    </style:style>
    <style:style style:name="P38" style:family="paragraph" style:parent-style-name="Standard">
      <style:text-properties officeooo:rsid="002eb290" officeooo:paragraph-rsid="00481d57"/>
    </style:style>
    <style:style style:name="P39" style:family="paragraph" style:parent-style-name="Standard">
      <style:text-properties officeooo:rsid="002fa530" officeooo:paragraph-rsid="0031b92f"/>
    </style:style>
    <style:style style:name="P40" style:family="paragraph" style:parent-style-name="Standard">
      <style:text-properties officeooo:rsid="002fa530" officeooo:paragraph-rsid="002fa530"/>
    </style:style>
    <style:style style:name="P41" style:family="paragraph" style:parent-style-name="Standard">
      <style:text-properties officeooo:rsid="0031b92f" officeooo:paragraph-rsid="0031b92f"/>
    </style:style>
    <style:style style:name="P42" style:family="paragraph" style:parent-style-name="Standard">
      <style:text-properties officeooo:rsid="0034a9b6" officeooo:paragraph-rsid="0034a9b6"/>
    </style:style>
    <style:style style:name="P43" style:family="paragraph" style:parent-style-name="Standard">
      <style:text-properties officeooo:rsid="0035ad6c" officeooo:paragraph-rsid="0035ad6c"/>
    </style:style>
    <style:style style:name="P44" style:family="paragraph" style:parent-style-name="Standard">
      <style:text-properties officeooo:rsid="00394b65" officeooo:paragraph-rsid="00394b65"/>
    </style:style>
    <style:style style:name="P45" style:family="paragraph" style:parent-style-name="Standard">
      <style:text-properties officeooo:rsid="00394b65" officeooo:paragraph-rsid="003aa8d4"/>
    </style:style>
    <style:style style:name="P46" style:family="paragraph" style:parent-style-name="Standard">
      <style:text-properties officeooo:rsid="003aa8d4" officeooo:paragraph-rsid="003ab413"/>
    </style:style>
    <style:style style:name="P47" style:family="paragraph" style:parent-style-name="Standard">
      <style:text-properties officeooo:rsid="003ab413" officeooo:paragraph-rsid="003ab413"/>
    </style:style>
    <style:style style:name="P48" style:family="paragraph" style:parent-style-name="Standard">
      <style:text-properties officeooo:rsid="003c66b2" officeooo:paragraph-rsid="003c66b2"/>
    </style:style>
    <style:style style:name="P49" style:family="paragraph" style:parent-style-name="Standard">
      <style:text-properties officeooo:rsid="003cabd2" officeooo:paragraph-rsid="003cabd2"/>
    </style:style>
    <style:style style:name="P50" style:family="paragraph" style:parent-style-name="Standard">
      <style:text-properties officeooo:rsid="003dfd7b" officeooo:paragraph-rsid="003dfd7b"/>
    </style:style>
    <style:style style:name="P51" style:family="paragraph" style:parent-style-name="Standard">
      <style:text-properties officeooo:rsid="004025af" officeooo:paragraph-rsid="004025af"/>
    </style:style>
    <style:style style:name="P52" style:family="paragraph" style:parent-style-name="Standard">
      <style:text-properties officeooo:rsid="0040c2a1" officeooo:paragraph-rsid="0040c2a1"/>
    </style:style>
    <style:style style:name="P53" style:family="paragraph" style:parent-style-name="Standard">
      <style:text-properties officeooo:rsid="0040c2a1" officeooo:paragraph-rsid="0041c84e"/>
    </style:style>
    <style:style style:name="P54" style:family="paragraph" style:parent-style-name="Standard">
      <style:text-properties officeooo:rsid="003e31d2" officeooo:paragraph-rsid="00410c1e"/>
    </style:style>
    <style:style style:name="P55" style:family="paragraph" style:parent-style-name="Standard">
      <style:text-properties officeooo:rsid="0041c84e" officeooo:paragraph-rsid="0041c84e"/>
    </style:style>
    <style:style style:name="P56" style:family="paragraph" style:parent-style-name="Standard">
      <style:text-properties officeooo:rsid="0041f1eb" officeooo:paragraph-rsid="0041f1eb"/>
    </style:style>
    <style:style style:name="P57" style:family="paragraph" style:parent-style-name="Standard">
      <style:text-properties officeooo:rsid="0043dc7c" officeooo:paragraph-rsid="0043dc7c"/>
    </style:style>
    <style:style style:name="P58" style:family="paragraph" style:parent-style-name="Standard">
      <style:text-properties officeooo:rsid="0044bfc4" officeooo:paragraph-rsid="0044bfc4"/>
    </style:style>
    <style:style style:name="P59" style:family="paragraph" style:parent-style-name="Standard">
      <style:text-properties officeooo:rsid="003765e3" officeooo:paragraph-rsid="003765e3"/>
    </style:style>
    <style:style style:name="P60" style:family="paragraph" style:parent-style-name="Standard">
      <style:text-properties officeooo:rsid="0048a641" officeooo:paragraph-rsid="0048a641"/>
    </style:style>
    <style:style style:name="P61" style:family="paragraph" style:parent-style-name="Standard">
      <style:text-properties officeooo:rsid="0048a641" officeooo:paragraph-rsid="0048b029"/>
    </style:style>
    <style:style style:name="P62" style:family="paragraph" style:parent-style-name="Standard">
      <style:text-properties officeooo:rsid="0048b029" officeooo:paragraph-rsid="0048b029"/>
    </style:style>
    <style:style style:name="P63" style:family="paragraph" style:parent-style-name="Standard">
      <style:text-properties officeooo:rsid="00499931" officeooo:paragraph-rsid="00499931"/>
    </style:style>
    <style:style style:name="P64" style:family="paragraph" style:parent-style-name="Standard">
      <style:text-properties officeooo:rsid="004aa788" officeooo:paragraph-rsid="004aa788"/>
    </style:style>
    <style:style style:name="P65" style:family="paragraph" style:parent-style-name="Standard">
      <style:text-properties officeooo:rsid="004aa788" officeooo:paragraph-rsid="0056d9ed"/>
    </style:style>
    <style:style style:name="P66" style:family="paragraph" style:parent-style-name="Standard">
      <style:text-properties officeooo:rsid="004b9af5" officeooo:paragraph-rsid="004b9af5"/>
    </style:style>
    <style:style style:name="P67" style:family="paragraph" style:parent-style-name="Standard">
      <style:text-properties officeooo:rsid="004b9af5" officeooo:paragraph-rsid="004bb08d"/>
    </style:style>
    <style:style style:name="P68" style:family="paragraph" style:parent-style-name="Standard">
      <style:text-properties officeooo:rsid="004bb08d" officeooo:paragraph-rsid="004bb08d"/>
    </style:style>
    <style:style style:name="P69" style:family="paragraph" style:parent-style-name="Standard">
      <style:text-properties officeooo:rsid="004cf7ba" officeooo:paragraph-rsid="004cf7ba"/>
    </style:style>
    <style:style style:name="P70" style:family="paragraph" style:parent-style-name="Standard">
      <style:text-properties officeooo:rsid="004cf7ba" officeooo:paragraph-rsid="004d0707"/>
    </style:style>
    <style:style style:name="P71" style:family="paragraph" style:parent-style-name="Standard">
      <style:text-properties officeooo:rsid="004d0707" officeooo:paragraph-rsid="004d0707"/>
    </style:style>
    <style:style style:name="P72" style:family="paragraph" style:parent-style-name="Standard">
      <style:text-properties officeooo:rsid="004eae3e" officeooo:paragraph-rsid="004eae3e"/>
    </style:style>
    <style:style style:name="P73" style:family="paragraph" style:parent-style-name="Standard">
      <style:text-properties officeooo:rsid="00504b47" officeooo:paragraph-rsid="00504b47"/>
    </style:style>
    <style:style style:name="P74" style:family="paragraph" style:parent-style-name="Standard">
      <style:text-properties officeooo:rsid="00504b47" officeooo:paragraph-rsid="0051ca8e"/>
    </style:style>
    <style:style style:name="P75" style:family="paragraph" style:parent-style-name="Standard">
      <style:text-properties officeooo:rsid="0051ca8e" officeooo:paragraph-rsid="0051ca8e"/>
    </style:style>
    <style:style style:name="P76" style:family="paragraph" style:parent-style-name="Standard">
      <style:text-properties officeooo:rsid="0052052e" officeooo:paragraph-rsid="0052052e"/>
    </style:style>
    <style:style style:name="P77" style:family="paragraph" style:parent-style-name="Standard">
      <style:text-properties officeooo:rsid="00528d86" officeooo:paragraph-rsid="00528d86"/>
    </style:style>
    <style:style style:name="P78" style:family="paragraph" style:parent-style-name="Standard">
      <style:text-properties officeooo:rsid="00531c2a" officeooo:paragraph-rsid="00531c2a"/>
    </style:style>
    <style:style style:name="P79" style:family="paragraph" style:parent-style-name="Standard">
      <style:text-properties officeooo:rsid="00549669" officeooo:paragraph-rsid="00549669"/>
    </style:style>
    <style:style style:name="P80" style:family="paragraph" style:parent-style-name="Standard">
      <style:text-properties officeooo:rsid="005497e2" officeooo:paragraph-rsid="005497e2"/>
    </style:style>
    <style:style style:name="P81" style:family="paragraph" style:parent-style-name="Standard">
      <style:text-properties officeooo:rsid="0055f58b" officeooo:paragraph-rsid="0055f58b"/>
    </style:style>
    <style:style style:name="P82" style:family="paragraph" style:parent-style-name="Standard">
      <style:text-properties officeooo:rsid="0056d9ed" officeooo:paragraph-rsid="0056d9ed"/>
    </style:style>
    <style:style style:name="P83" style:family="paragraph" style:parent-style-name="Standard">
      <style:text-properties officeooo:rsid="0059df64" officeooo:paragraph-rsid="0059df64"/>
    </style:style>
    <style:style style:name="P84" style:family="paragraph" style:parent-style-name="Standard">
      <style:text-properties officeooo:rsid="0059ea98" officeooo:paragraph-rsid="0059ea98"/>
    </style:style>
    <style:style style:name="P85" style:family="paragraph" style:parent-style-name="Standard">
      <style:text-properties officeooo:rsid="005dce48" officeooo:paragraph-rsid="005dce48"/>
    </style:style>
    <style:style style:name="P86" style:family="paragraph" style:parent-style-name="Standard">
      <style:text-properties officeooo:rsid="005ecd00" officeooo:paragraph-rsid="005ecd00"/>
    </style:style>
    <style:style style:name="P87" style:family="paragraph" style:parent-style-name="Standard">
      <style:text-properties officeooo:rsid="0060c07c" officeooo:paragraph-rsid="0060c07c"/>
    </style:style>
    <style:style style:name="P88" style:family="paragraph" style:parent-style-name="Standard">
      <style:text-properties officeooo:rsid="00627d80" officeooo:paragraph-rsid="00627d80"/>
    </style:style>
    <style:style style:name="P89" style:family="paragraph" style:parent-style-name="Standard">
      <style:text-properties officeooo:rsid="00627d80" officeooo:paragraph-rsid="00644757"/>
    </style:style>
    <style:style style:name="P90" style:family="paragraph" style:parent-style-name="Standard">
      <style:text-properties officeooo:rsid="00644757" officeooo:paragraph-rsid="00644757"/>
    </style:style>
    <style:style style:name="P91" style:family="paragraph" style:parent-style-name="Standard">
      <style:text-properties officeooo:rsid="00662302" officeooo:paragraph-rsid="00662302"/>
    </style:style>
    <style:style style:name="P92" style:family="paragraph" style:parent-style-name="Standard">
      <style:text-properties officeooo:rsid="00667c38" officeooo:paragraph-rsid="00667c38"/>
    </style:style>
    <style:style style:name="P93" style:family="paragraph" style:parent-style-name="Standard">
      <style:text-properties officeooo:rsid="006786e2" officeooo:paragraph-rsid="006786e2"/>
    </style:style>
    <style:style style:name="P94" style:family="paragraph" style:parent-style-name="Standard">
      <style:text-properties officeooo:rsid="0067ee33" officeooo:paragraph-rsid="0067ee33"/>
    </style:style>
    <style:style style:name="P95" style:family="paragraph" style:parent-style-name="Standard">
      <style:text-properties officeooo:rsid="00690a39" officeooo:paragraph-rsid="00690a39"/>
    </style:style>
    <style:style style:name="P96" style:family="paragraph" style:parent-style-name="Standard">
      <style:text-properties officeooo:rsid="00694315" officeooo:paragraph-rsid="00694315"/>
    </style:style>
    <style:style style:name="P97" style:family="paragraph" style:parent-style-name="Standard">
      <style:text-properties officeooo:rsid="006af723" officeooo:paragraph-rsid="006af723"/>
    </style:style>
    <style:style style:name="P98" style:family="paragraph" style:parent-style-name="Standard">
      <style:text-properties officeooo:rsid="006c4ef8" officeooo:paragraph-rsid="006c4ef8"/>
    </style:style>
    <style:style style:name="P99" style:family="paragraph" style:parent-style-name="Standard">
      <style:text-properties officeooo:rsid="006dc502" officeooo:paragraph-rsid="006dc502"/>
    </style:style>
    <style:style style:name="P100" style:family="paragraph" style:parent-style-name="Standard">
      <style:text-properties officeooo:rsid="006dc502" officeooo:paragraph-rsid="00753ea6"/>
    </style:style>
    <style:style style:name="P101" style:family="paragraph" style:parent-style-name="Standard">
      <style:text-properties officeooo:rsid="006dc502" officeooo:paragraph-rsid="007c1299"/>
    </style:style>
    <style:style style:name="P102" style:family="paragraph" style:parent-style-name="Standard">
      <style:text-properties officeooo:rsid="006f57c9" officeooo:paragraph-rsid="006f57c9"/>
    </style:style>
    <style:style style:name="P103" style:family="paragraph" style:parent-style-name="Standard">
      <style:text-properties officeooo:rsid="0070ccaa" officeooo:paragraph-rsid="0070ccaa"/>
    </style:style>
    <style:style style:name="P104" style:family="paragraph" style:parent-style-name="Standard">
      <style:text-properties officeooo:rsid="00716fa5" officeooo:paragraph-rsid="00716fa5"/>
    </style:style>
    <style:style style:name="P105" style:family="paragraph" style:parent-style-name="Standard">
      <style:text-properties officeooo:rsid="0073161c" officeooo:paragraph-rsid="0073161c"/>
    </style:style>
    <style:style style:name="P106" style:family="paragraph" style:parent-style-name="Standard">
      <style:text-properties officeooo:rsid="0078a981" officeooo:paragraph-rsid="0078a981"/>
    </style:style>
    <style:style style:name="P107" style:family="paragraph" style:parent-style-name="Standard">
      <style:text-properties officeooo:rsid="007a2331" officeooo:paragraph-rsid="007a2331"/>
    </style:style>
    <style:style style:name="P108" style:family="paragraph" style:parent-style-name="Standard">
      <style:text-properties officeooo:rsid="00753ea6" officeooo:paragraph-rsid="00753ea6"/>
    </style:style>
    <style:style style:name="P109" style:family="paragraph" style:parent-style-name="Standard">
      <style:text-properties officeooo:rsid="007ae9db" officeooo:paragraph-rsid="007ae9db"/>
    </style:style>
    <style:style style:name="P110" style:family="paragraph" style:parent-style-name="Standard">
      <style:text-properties officeooo:rsid="007b2a70" officeooo:paragraph-rsid="007b2a70"/>
    </style:style>
    <style:style style:name="P111" style:family="paragraph" style:parent-style-name="Standard">
      <style:text-properties officeooo:rsid="007bf678" officeooo:paragraph-rsid="007bf678"/>
    </style:style>
    <style:style style:name="P112" style:family="paragraph" style:parent-style-name="Standard">
      <style:text-properties officeooo:rsid="007c1299" officeooo:paragraph-rsid="007c1299"/>
    </style:style>
    <style:style style:name="P113" style:family="paragraph" style:parent-style-name="Standard">
      <style:text-properties officeooo:rsid="007c1299" officeooo:paragraph-rsid="007e0325"/>
    </style:style>
    <style:style style:name="P114" style:family="paragraph" style:parent-style-name="Standard">
      <style:text-properties officeooo:rsid="007e0325" officeooo:paragraph-rsid="007e0325"/>
    </style:style>
    <style:style style:name="P115" style:family="paragraph" style:parent-style-name="Standard">
      <style:text-properties officeooo:rsid="007e1d99" officeooo:paragraph-rsid="007e1d99"/>
    </style:style>
    <style:style style:name="P116" style:family="paragraph" style:parent-style-name="Standard">
      <style:text-properties officeooo:rsid="00801430" officeooo:paragraph-rsid="00801430"/>
    </style:style>
    <style:style style:name="P117" style:family="paragraph" style:parent-style-name="Standard">
      <style:text-properties officeooo:rsid="0081072b" officeooo:paragraph-rsid="0081072b"/>
    </style:style>
    <style:style style:name="P118" style:family="paragraph" style:parent-style-name="Standard">
      <style:text-properties officeooo:rsid="00828395" officeooo:paragraph-rsid="00828395"/>
    </style:style>
    <style:style style:name="P119" style:family="paragraph" style:parent-style-name="Standard">
      <style:text-properties officeooo:rsid="00828395" officeooo:paragraph-rsid="0082d53f"/>
    </style:style>
    <style:style style:name="P120" style:family="paragraph" style:parent-style-name="Standard">
      <style:text-properties officeooo:rsid="0082d53f" officeooo:paragraph-rsid="0082d53f"/>
    </style:style>
    <style:style style:name="P121" style:family="paragraph" style:parent-style-name="Standard">
      <style:text-properties officeooo:rsid="0083516e" officeooo:paragraph-rsid="0083516e"/>
    </style:style>
    <style:style style:name="P122" style:family="paragraph" style:parent-style-name="Standard">
      <style:text-properties officeooo:rsid="00835e79" officeooo:paragraph-rsid="00835e79"/>
    </style:style>
    <style:style style:name="P123" style:family="paragraph" style:parent-style-name="Standard">
      <style:text-properties officeooo:rsid="0083be82" officeooo:paragraph-rsid="0083be82"/>
    </style:style>
    <style:style style:name="P124" style:family="paragraph" style:parent-style-name="Standard">
      <style:text-properties officeooo:rsid="00841a98" officeooo:paragraph-rsid="00841a98"/>
    </style:style>
    <style:style style:name="P125" style:family="paragraph" style:parent-style-name="Standard">
      <style:text-properties officeooo:rsid="00855fb8" officeooo:paragraph-rsid="00855fb8"/>
    </style:style>
    <style:style style:name="P126" style:family="paragraph" style:parent-style-name="Standard">
      <style:text-properties officeooo:rsid="0086925c" officeooo:paragraph-rsid="0086925c"/>
    </style:style>
    <style:style style:name="P127" style:family="paragraph" style:parent-style-name="Standard">
      <style:text-properties officeooo:rsid="008831b5" officeooo:paragraph-rsid="008831b5"/>
    </style:style>
    <style:style style:name="P128" style:family="paragraph" style:parent-style-name="Standard">
      <style:text-properties officeooo:rsid="0088a1f2" officeooo:paragraph-rsid="0088a1f2"/>
    </style:style>
    <style:style style:name="P129" style:family="paragraph" style:parent-style-name="Standard">
      <style:text-properties officeooo:rsid="0089a993" officeooo:paragraph-rsid="0089a993"/>
    </style:style>
    <style:style style:name="P130" style:family="paragraph" style:parent-style-name="Standard">
      <style:text-properties officeooo:rsid="008b8861" officeooo:paragraph-rsid="008b8861"/>
    </style:style>
    <style:style style:name="P131" style:family="paragraph" style:parent-style-name="Standard">
      <style:text-properties officeooo:rsid="008ccb99" officeooo:paragraph-rsid="008ccb99"/>
    </style:style>
    <style:style style:name="P132" style:family="paragraph" style:parent-style-name="Standard">
      <style:text-properties officeooo:rsid="008dc2b0" officeooo:paragraph-rsid="008dc2b0"/>
    </style:style>
    <style:style style:name="P133" style:family="paragraph" style:parent-style-name="Standard">
      <style:text-properties officeooo:rsid="008eb23c" officeooo:paragraph-rsid="008eb23c"/>
    </style:style>
    <style:style style:name="P134" style:family="paragraph" style:parent-style-name="Standard">
      <style:text-properties officeooo:rsid="008eb23c" officeooo:paragraph-rsid="008fc31c"/>
    </style:style>
    <style:style style:name="P135" style:family="paragraph" style:parent-style-name="Standard">
      <style:text-properties officeooo:rsid="008fc31c" officeooo:paragraph-rsid="008fc31c"/>
    </style:style>
    <style:style style:name="P136" style:family="paragraph" style:parent-style-name="Standard">
      <style:text-properties officeooo:rsid="008fc31c" officeooo:paragraph-rsid="009025f4"/>
    </style:style>
    <style:style style:name="P137" style:family="paragraph" style:parent-style-name="Standard">
      <style:text-properties officeooo:rsid="009025f4" officeooo:paragraph-rsid="009025f4"/>
    </style:style>
    <style:style style:name="P138" style:family="paragraph" style:parent-style-name="Standard">
      <style:text-properties officeooo:rsid="009025f4" officeooo:paragraph-rsid="0093dd13"/>
    </style:style>
    <style:style style:name="P139" style:family="paragraph" style:parent-style-name="Standard">
      <style:text-properties officeooo:rsid="00912724" officeooo:paragraph-rsid="00912724"/>
    </style:style>
    <style:style style:name="P140" style:family="paragraph" style:parent-style-name="Standard">
      <style:text-properties officeooo:rsid="00912724" officeooo:paragraph-rsid="0093dd13"/>
    </style:style>
    <style:style style:name="P141" style:family="paragraph" style:parent-style-name="Standard">
      <style:text-properties officeooo:rsid="009138d9" officeooo:paragraph-rsid="009138d9"/>
    </style:style>
    <style:style style:name="P142" style:family="paragraph" style:parent-style-name="Standard">
      <style:text-properties officeooo:rsid="009138d9" officeooo:paragraph-rsid="0093dd13"/>
    </style:style>
    <style:style style:name="P143" style:family="paragraph" style:parent-style-name="Standard">
      <style:text-properties officeooo:rsid="009138d9" officeooo:paragraph-rsid="00991e2c"/>
    </style:style>
    <style:style style:name="P144" style:family="paragraph" style:parent-style-name="Standard">
      <style:text-properties officeooo:rsid="0092cdcb" officeooo:paragraph-rsid="0092cdcb"/>
    </style:style>
    <style:style style:name="P145" style:family="paragraph" style:parent-style-name="Standard">
      <style:text-properties officeooo:rsid="0093b9a5" officeooo:paragraph-rsid="0093b9a5"/>
    </style:style>
    <style:style style:name="P146" style:family="paragraph" style:parent-style-name="Standard">
      <style:text-properties officeooo:rsid="0093dd13" officeooo:paragraph-rsid="0093dd13"/>
    </style:style>
    <style:style style:name="P147" style:family="paragraph" style:parent-style-name="Standard">
      <style:text-properties officeooo:rsid="00953f38" officeooo:paragraph-rsid="00953f38"/>
    </style:style>
    <style:style style:name="P148" style:family="paragraph" style:parent-style-name="Standard">
      <style:text-properties officeooo:rsid="0096f807" officeooo:paragraph-rsid="0096f807"/>
    </style:style>
    <style:style style:name="P149" style:family="paragraph" style:parent-style-name="Standard">
      <style:text-properties officeooo:rsid="0098b96e" officeooo:paragraph-rsid="0098b96e"/>
    </style:style>
    <style:style style:name="P150" style:family="paragraph" style:parent-style-name="Standard">
      <style:text-properties officeooo:rsid="00991e2c" officeooo:paragraph-rsid="00991e2c"/>
    </style:style>
    <style:style style:name="P151" style:family="paragraph" style:parent-style-name="Standard">
      <style:text-properties officeooo:rsid="009aa5d1" officeooo:paragraph-rsid="009aa5d1"/>
    </style:style>
    <style:style style:name="P152" style:family="paragraph" style:parent-style-name="Standard">
      <style:text-properties officeooo:rsid="009b660d" officeooo:paragraph-rsid="009b660d"/>
    </style:style>
    <style:style style:name="P153" style:family="paragraph" style:parent-style-name="Standard">
      <style:text-properties officeooo:rsid="009c9785" officeooo:paragraph-rsid="009c9785"/>
    </style:style>
    <style:style style:name="P154" style:family="paragraph" style:parent-style-name="Standard">
      <style:text-properties officeooo:rsid="009e28e0" officeooo:paragraph-rsid="009e28e0"/>
    </style:style>
    <style:style style:name="P155" style:family="paragraph" style:parent-style-name="Standard">
      <style:text-properties officeooo:rsid="009e3fd0" officeooo:paragraph-rsid="009e3fd0"/>
    </style:style>
    <style:style style:name="P156" style:family="paragraph" style:parent-style-name="Standard">
      <style:text-properties officeooo:rsid="009e53f3" officeooo:paragraph-rsid="009e53f3"/>
    </style:style>
    <style:style style:name="P157" style:family="paragraph" style:parent-style-name="Standard">
      <style:text-properties officeooo:rsid="009f483e" officeooo:paragraph-rsid="009f483e"/>
    </style:style>
    <style:style style:name="P158" style:family="paragraph" style:parent-style-name="Standard">
      <style:text-properties officeooo:rsid="00a090d2" officeooo:paragraph-rsid="00a090d2"/>
    </style:style>
    <style:style style:name="P159" style:family="paragraph" style:parent-style-name="Standard">
      <style:text-properties officeooo:rsid="00a12016" officeooo:paragraph-rsid="00a12016"/>
    </style:style>
    <style:style style:name="P160" style:family="paragraph" style:parent-style-name="Standard">
      <style:text-properties officeooo:rsid="006af723" officeooo:paragraph-rsid="00a15d7f"/>
    </style:style>
    <style:style style:name="T1" style:family="text">
      <style:text-properties officeooo:rsid="0010d463"/>
    </style:style>
    <style:style style:name="T2" style:family="text">
      <style:text-properties officeooo:rsid="001138eb"/>
    </style:style>
    <style:style style:name="T3" style:family="text">
      <style:text-properties officeooo:rsid="001559f9"/>
    </style:style>
    <style:style style:name="T4" style:family="text">
      <style:text-properties officeooo:rsid="0018bf38"/>
    </style:style>
    <style:style style:name="T5" style:family="text">
      <style:text-properties officeooo:rsid="001b58c8"/>
    </style:style>
    <style:style style:name="T6" style:family="text">
      <style:text-properties officeooo:rsid="001d111d"/>
    </style:style>
    <style:style style:name="T7" style:family="text">
      <style:text-properties officeooo:rsid="001da1a2"/>
    </style:style>
    <style:style style:name="T8" style:family="text">
      <style:text-properties officeooo:rsid="001db669"/>
    </style:style>
    <style:style style:name="T9" style:family="text">
      <style:text-properties officeooo:rsid="0022c5f4"/>
    </style:style>
    <style:style style:name="T10" style:family="text">
      <style:text-properties officeooo:rsid="00247e94"/>
    </style:style>
    <style:style style:name="T11" style:family="text">
      <style:text-properties officeooo:rsid="002d39fd"/>
    </style:style>
    <style:style style:name="T12" style:family="text">
      <style:text-properties officeooo:rsid="002e025e"/>
    </style:style>
    <style:style style:name="T13" style:family="text">
      <style:text-properties officeooo:rsid="002eb290"/>
    </style:style>
    <style:style style:name="T14" style:family="text">
      <style:text-properties officeooo:rsid="002fa530"/>
    </style:style>
    <style:style style:name="T15" style:family="text">
      <style:text-properties officeooo:rsid="00315309"/>
    </style:style>
    <style:style style:name="T16" style:family="text">
      <style:text-properties officeooo:rsid="0031b92f"/>
    </style:style>
    <style:style style:name="T17" style:family="text">
      <style:text-properties officeooo:rsid="0034a9b6"/>
    </style:style>
    <style:style style:name="T18" style:family="text">
      <style:text-properties officeooo:rsid="003765e3"/>
    </style:style>
    <style:style style:name="T19" style:family="text">
      <style:text-properties officeooo:rsid="003aa8d4"/>
    </style:style>
    <style:style style:name="T20" style:family="text">
      <style:text-properties officeooo:rsid="003cabd2"/>
    </style:style>
    <style:style style:name="T21" style:family="text">
      <style:text-properties officeooo:rsid="003dfd7b"/>
    </style:style>
    <style:style style:name="T22" style:family="text">
      <style:text-properties officeooo:rsid="003e31d2"/>
    </style:style>
    <style:style style:name="T23" style:family="text">
      <style:text-properties officeooo:rsid="00410c1e"/>
    </style:style>
    <style:style style:name="T24" style:family="text">
      <style:text-properties officeooo:rsid="0041c84e"/>
    </style:style>
    <style:style style:name="T25" style:family="text">
      <style:text-properties officeooo:rsid="0041f1eb"/>
    </style:style>
    <style:style style:name="T26" style:family="text">
      <style:text-properties officeooo:rsid="0043dc7c"/>
    </style:style>
    <style:style style:name="T27" style:family="text">
      <style:text-properties officeooo:rsid="0044bfc4"/>
    </style:style>
    <style:style style:name="T28" style:family="text">
      <style:text-properties officeooo:rsid="00246690"/>
    </style:style>
    <style:style style:name="T29" style:family="text">
      <style:text-properties officeooo:rsid="00481d57"/>
    </style:style>
    <style:style style:name="T30" style:family="text">
      <style:text-properties officeooo:rsid="0048b029"/>
    </style:style>
    <style:style style:name="T31" style:family="text">
      <style:text-properties officeooo:rsid="004b9af5"/>
    </style:style>
    <style:style style:name="T32" style:family="text">
      <style:text-properties officeooo:rsid="004d0707"/>
    </style:style>
    <style:style style:name="T33" style:family="text">
      <style:text-properties officeooo:rsid="0051ca8e"/>
    </style:style>
    <style:style style:name="T34" style:family="text">
      <style:text-properties officeooo:rsid="00528d86"/>
    </style:style>
    <style:style style:name="T35" style:family="text">
      <style:text-properties officeooo:rsid="00531c2a"/>
    </style:style>
    <style:style style:name="T36" style:family="text">
      <style:text-properties officeooo:rsid="00549669"/>
    </style:style>
    <style:style style:name="T37" style:family="text">
      <style:text-properties officeooo:rsid="005497e2"/>
    </style:style>
    <style:style style:name="T38" style:family="text">
      <style:text-properties officeooo:rsid="0055f58b"/>
    </style:style>
    <style:style style:name="T39" style:family="text">
      <style:text-properties officeooo:rsid="0056d9ed"/>
    </style:style>
    <style:style style:name="T40" style:family="text">
      <style:text-properties officeooo:rsid="00580231"/>
    </style:style>
    <style:style style:name="T41" style:family="text">
      <style:text-properties officeooo:rsid="0059ea98"/>
    </style:style>
    <style:style style:name="T42" style:family="text">
      <style:text-properties officeooo:rsid="005be8c9"/>
    </style:style>
    <style:style style:name="T43" style:family="text">
      <style:text-properties officeooo:rsid="005ecd00"/>
    </style:style>
    <style:style style:name="T44" style:family="text">
      <style:text-properties officeooo:rsid="00644757"/>
    </style:style>
    <style:style style:name="T45" style:family="text">
      <style:text-properties officeooo:rsid="00662302"/>
    </style:style>
    <style:style style:name="T46" style:family="text">
      <style:text-properties officeooo:rsid="00667c38"/>
    </style:style>
    <style:style style:name="T47" style:family="text">
      <style:text-properties officeooo:rsid="00694315"/>
    </style:style>
    <style:style style:name="T48" style:family="text">
      <style:text-properties officeooo:rsid="006af723"/>
    </style:style>
    <style:style style:name="T49" style:family="text">
      <style:text-properties officeooo:rsid="006b34a5"/>
    </style:style>
    <style:style style:name="T50" style:family="text">
      <style:text-properties officeooo:rsid="006dc502"/>
    </style:style>
    <style:style style:name="T51" style:family="text">
      <style:text-properties officeooo:rsid="006f57c9"/>
    </style:style>
    <style:style style:name="T52" style:family="text">
      <style:text-properties officeooo:rsid="0070ccaa"/>
    </style:style>
    <style:style style:name="T53" style:family="text">
      <style:text-properties officeooo:rsid="00747d3e"/>
    </style:style>
    <style:style style:name="T54" style:family="text">
      <style:text-properties officeooo:rsid="00753ea6"/>
    </style:style>
    <style:style style:name="T55" style:family="text">
      <style:text-properties officeooo:rsid="007ae9db"/>
    </style:style>
    <style:style style:name="T56" style:family="text">
      <style:text-properties officeooo:rsid="007bf678"/>
    </style:style>
    <style:style style:name="T57" style:family="text">
      <style:text-properties officeooo:rsid="007c1299"/>
    </style:style>
    <style:style style:name="T58" style:family="text">
      <style:text-properties officeooo:rsid="007e1d99"/>
    </style:style>
    <style:style style:name="T59" style:family="text">
      <style:text-properties officeooo:rsid="00801430"/>
    </style:style>
    <style:style style:name="T60" style:family="text">
      <style:text-properties officeooo:rsid="0081072b"/>
    </style:style>
    <style:style style:name="T61" style:family="text">
      <style:text-properties officeooo:rsid="00828395"/>
    </style:style>
    <style:style style:name="T62" style:family="text">
      <style:text-properties officeooo:rsid="0082d53f"/>
    </style:style>
    <style:style style:name="T63" style:family="text">
      <style:text-properties officeooo:rsid="0083516e"/>
    </style:style>
    <style:style style:name="T64" style:family="text">
      <style:text-properties officeooo:rsid="00841a98"/>
    </style:style>
    <style:style style:name="T65" style:family="text">
      <style:text-properties officeooo:rsid="00855fb8"/>
    </style:style>
    <style:style style:name="T66" style:family="text">
      <style:text-properties officeooo:rsid="0086925c"/>
    </style:style>
    <style:style style:name="T67" style:family="text">
      <style:text-properties officeooo:rsid="008831b5"/>
    </style:style>
    <style:style style:name="T68" style:family="text">
      <style:text-properties officeooo:rsid="0088a1f2"/>
    </style:style>
    <style:style style:name="T69" style:family="text">
      <style:text-properties officeooo:rsid="008b8861"/>
    </style:style>
    <style:style style:name="T70" style:family="text">
      <style:text-properties officeooo:rsid="008ccb99"/>
    </style:style>
    <style:style style:name="T71" style:family="text">
      <style:text-properties officeooo:rsid="008fc31c"/>
    </style:style>
    <style:style style:name="T72" style:family="text">
      <style:text-properties officeooo:rsid="009025f4"/>
    </style:style>
    <style:style style:name="T73" style:family="text">
      <style:text-properties officeooo:rsid="00912724"/>
    </style:style>
    <style:style style:name="T74" style:family="text">
      <style:text-properties officeooo:rsid="0092cdcb"/>
    </style:style>
    <style:style style:name="T75" style:family="text">
      <style:text-properties officeooo:rsid="0093b9a5"/>
    </style:style>
    <style:style style:name="T76" style:family="text">
      <style:text-properties officeooo:rsid="0093dd13"/>
    </style:style>
    <style:style style:name="T77" style:family="text">
      <style:text-properties officeooo:rsid="00953f38"/>
    </style:style>
    <style:style style:name="T78" style:family="text">
      <style:text-properties officeooo:rsid="0096f807"/>
    </style:style>
    <style:style style:name="T79" style:family="text">
      <style:text-properties officeooo:rsid="0098b96e"/>
    </style:style>
    <style:style style:name="T80" style:family="text">
      <style:text-properties officeooo:rsid="00991e2c"/>
    </style:style>
    <style:style style:name="T81" style:family="text">
      <style:text-properties officeooo:rsid="009e28e0"/>
    </style:style>
    <style:style style:name="T82" style:family="text">
      <style:text-properties officeooo:rsid="009e3fd0"/>
    </style:style>
    <style:style style:name="T83" style:family="text">
      <style:text-properties officeooo:rsid="009e53f3"/>
    </style:style>
    <style:style style:name="T84" style:family="text">
      <style:text-properties officeooo:rsid="009f483e"/>
    </style:style>
    <style:style style:name="T85" style:family="text">
      <style:text-properties officeooo:rsid="00a09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т так понемногу и начало как-то всё повторяться в жизни.</text:p>
      <text:p text:style-name="P1">Летом нас опять повезли в пионерский лагерь <text:span text:style-name="T1">к привычным столовой, бараку, спортплощадке, линейкам, «мёртвому часу», родительским дням.</text:span></text:p>
      <text:p text:style-name="P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2">Мы дождались, погода тоже не подкачала и нас повезли на озеро Соминское в машинах с брезентовым верхом.</text:p>
      <text:p text:style-name="P2">Дорога шла всё лесом, по просеке, и мы перепели <text:span text:style-name="T2">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4">Вскоре нас перестали выгонять из воды. Я выпустил воздух из спасательного круга, но всё равно сумел проплыть метра два.</text:p>
      <text:p text:style-name="P4">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4">- Спасибо тебе, Соминское!</text:p>
      <text:p text:style-name="P5">В другой раз нас повезли на озеро Глуботское.</text:p>
      <text:p text:style-name="P5">Старшеотрядники говорили, что там лучше — есть пляж и дно песчаное.</text:p>
      <text:p text:style-name="P5">Ехать туда пришлось ещё дольше, но зато автобусом по ровной дороге и меня не укачивало.</text:p>
      <text:p text:style-name="P5">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5">Но с места купания никаких катеров и островов видно не было.</text:p>
      <text:p text:style-name="P5">А дно и впрямь оказалось песчаным, только по нему надо долго брести, пока кончится мелководье.</text:p>
      <text:p text:style-name="P5">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5">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5">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6">Два раза за смену нас возили в баню в соседней деревне.</text:p>
      <text:p text:style-name="P6">Первый раз я пропустил — вернулся в палату отряда взять забытое мыло, а когда прибежал к столовой автобусы и машины уже уехали.</text:p>
      <text:p text:style-name="P6">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6">Но я почему-то вскарабкался на будку без крыши, но зато с железной бочкой поверх дощатых стен.</text:p>
      <text:p text:style-name="P6">Это душ воспитателей и вожатых. Воду в бочку заливали вёдрами и она нагревалась там солнцем.</text:p>
      <text:p text:style-name="P6">Все два часа безлюдья я провёл на той будке, бродя по узким брусьям вокруг бочки, пока не <text:soft-page-break/>вернулся весь лагерь.</text:p>
      <text:p text:style-name="P6">А второй раз я не пропустил, но баня мне не понравилась — никаких ванн, а мыться надо сиз тазика с ушками, <text:span text:style-name="T3">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7">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7">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7"><text:s/>В послеужинных сумерках эту груду поджигали с разных концов и она высоко пылала под наши хоровые песни и марши баяниста.</text:p>
      <text:p text:style-name="P7">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7">Детям приказывали отойти от костра и шофёр плескал на огонь из канистры.</text:p>
      <text:p text:style-name="P8">Жирный клуб красно-чёрного пламени с гулом взмётывался в ночную тьму, метра на три <text:span text:style-name="T3">—</text:span> не меньше, <text:s/>и снова опадал до следующего выплеска.</text:p>
      <text:p text:style-name="P8">Наутро мы садились в автобусы и нас везли домой.</text:p>
      <text:p text:style-name="P41">Но окончание лагерной смены не означало конец лета.</text:p>
      <text:p text:style-name="P41">И снова Речка, и снова лес, <text:span text:style-name="T17">игры в «войнушку», казаки-разбойники, в «американку» и «12 палочек»</text:span>. <text:s/><text:span text:style-name="T17">И всё новые приключения из библиотеки части.</text:span></text:p>
      <text:p text:style-name="P13">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Причины случались разные: то соседский Юра Зимин позовёт собирать заячью капусту, а мне очень интересно <text:s/><text:span text:style-name="T4">—</text:span> какая у зайцев капуста? <text:s/>Кисленькая, но вкусно, только больно уж листочки махонькие.</text:p>
      <text:p text:style-name="P13">Или сестра Наташа сообщит, что на болоте, позади соседнего квартала, голубики видимо-невидимо! Один мальчик целый бидон <text:s/>принёс!</text:p>
      <text:p text:style-name="P13">Тут уж меня обуревал дух соревнования — не уступать же какому-то одному мальчику.</text:p>
      <text:p text:style-name="P13">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6">а на торчащую кверху спичку насадишь шишку помельче и — вот <text:s/>тебе лошадка, осталось только хвост приделать.</text:span></text:p>
      <text:p text:style-name="P14">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4">Сосны качаются от ветра и от твоего веса. Зато молодые шишки такие красивые: зелёные, плотные — будто лакированные.</text:p>
      <text:p text:style-name="P14">А на старых больших соснах шишки серые и разъерошенные врастопырку.</text:p>
      <text:p text:style-name="P14">Зелёные на них тоже бывают, но на концах длинных веток, куда не дотянуться, а ветку не согнуть — слишком толста.</text:p>
      <text:p text:style-name="P30">Среди мальчиков новые занятия расходятся как эпидемия. Не успеешь и глазом моргнуть, а все уже увлечены подрывным делом.</text:p>
      <text:p text:style-name="P30">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30">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30">Готово.</text:p>
      <text:p text:style-name="P30">Осталось дождаться когда карбид в бутылке, <text:s/>вступив в реакцию с водой, начнёт выделять газ <text:soft-page-break/>и создаст там такое давление, что бутылка взорвётся с громким хлопком, разбрасывая в стороны песок и свои осколки.</text:p>
      <text:p text:style-name="P30">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кончаются шорты.</text:p>
      <text:p text:style-name="P30"/>
      <text:p text:style-name="P10">Из-за чтения книг я здорово отставал от движения общественной жизни, как <text:span text:style-name="T16">и</text:span> в <text:span text:style-name="T16">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9">Я подбежал расспросить: что? как?</text:p>
      <text:p text:style-name="P9">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9">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9">Мы пронесли её через двор Квартала и вниз по спуску к школе новобранцев и, не доходя до тропы ответвляющейся <text:span text:style-name="T5">вправо, </text:span>к <text:span text:style-name="T5">детскому </text:span>садику, свернули под <text:span text:style-name="T4">крутой </text:span>откос <text:span text:style-name="T4">сдвинутой земли, что ссыпалась сюда под ножом бульдозера, когда тот расчищал наверху поле для катка.</text:span></text:p>
      <text:p text:style-name="P11">Здесь внизу стучали молотки и кипела работа.</text:p>
      <text:p text:style-name="P11">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1">Внутри уже царил полумрак и стояла деревянная лестница, что вела наверх через квадратный лаз в плоской крыше из досок.</text:p>
      <text:p text:style-name="P11">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1">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2">Позднее я не раз подходил к тому сараю, когда шёл гулять в лесу, но там никого не было, а на дощатой двери висел железный замок.</text:p>
      <text:p text:style-name="P12"><text:span text:style-name="T16">Под осень</text:span> рядом с сараем появился стожок сухой травы, а в нём поселились куры через выпиленный внизу двери проём.</text:p>
      <text:p text:style-name="P12">Не получилось штаба.</text:p>
      <text:p text:style-name="P12"/>
      <text:p text:style-name="P15">У папы была парикмахерская машинка — никелированный зверёк с двумя рожками.</text:p>
      <text:p text:style-name="P15">Вернее, это были ручки, и ими <text:s/>папа приводил её в движение, сжимая и послабляя свою ладонь, в которой <text:s/>она была зажата.</text:p>
      <text:p text:style-name="P15">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5">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6">Иногда машинка не стригла, а заедала волосы. <text:span text:style-name="T7">Было больно. </text:span><text:s/>Папа психовал, резко дул в неё и продолжал стрижку. <text:span text:style-name="T7">Один раз дутьё не помогло, машинка продолжала драть и Санька заплакал. </text:span></text:p>
      <text:p text:style-name="P18">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7">Фотографировать папа научился сам по толстой книге. Его фотоаппарат ФЭД-2 не вынимался <text:soft-page-break/>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8">Фотоаппарат вывинчивался лишь для смены кассеты с фотоплёнкой, когда на ней заканчивались все тридцать шесть кадров.</text:span></text:p>
      <text:p text:style-name="P19">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2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20">Повыше линзы через проектор продевалась рамочка для протяжки плёнки с кадрами, как в диапроекторе.</text:p>
      <text:p text:style-name="P20">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20">Пониже линзы был подвижный фильтр, тоже из красного стекла, чтобы не испортить фотобумагу пока линзой наводишь <text:s/>резкость изображения.</text:p>
      <text:p text:style-name="P20">Правда, изображения были негативные — чёрные лица с белыми губами и глазницами, и волосы тоже белые.</text:p>
      <text:p text:style-name="P20">Потом красный фильтр отводился в сторону, папа отсчитывал несколько секунд и снова возвращал его на место.</text:p>
      <text:p text:style-name="P20">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20">Но в проявителе нельзя передерживать, а то бумага полностью почернеет.</text:p>
      <text:p text:style-name="P21">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2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21">Эти стёкла он ставил у стены в родительской комнате и на следующий день высохшие фотографии сами осыпались на пол. Гладкие и глянцевые.</text:p>
      <text:p text:style-name="P21">Вот я, с круглыми глазами и перебинтованной от ангины шеей. </text:p>
      <text:p text:style-name="P21">Брат Санька, с доверием глядящий в объектив. </text:p>
      <text:p text:style-name="P21">Мама одна, или с подругами, или с соседками.</text:p>
      <text:p text:style-name="P21">Сестра Наташа задрала нос и смотрит в сторону, в полурастрёпанных косичках.</text:p>
      <text:p text:style-name="P21">Кроме фотолюбительства папа увлекался радиоделом, потому-то и выписывал журнал с разными схемами и однажды <text:span text:style-name="T9">собрал</text:span> радиоприёмник <text:span text:style-name="T9">размером немногим больше фотоаппарата ФЭД-2.</text:span></text:p>
      <text:p text:style-name="P2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2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22">Потом он ещё сделал специальный станок на табуретке и переплёл свои радиожурналы в подшивки по годам.</text:p>
      <text:p text:style-name="P22">У него просто золотые руки.</text:p>
      <text:p text:style-name="P2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22">Иногда она завала меня на помощь при отжиме — крутить ручку одного из резиновых валиков, устанавливаемых <text:s/>поверх машинки.</text:p>
      <text:p text:style-name="P23">Всовываешь уголок стиранной вещи между валиков, крутишь ручку и они втягивают эту <text:soft-page-break/>вещь между собой, выдавливая из неё воду, и она выползает позади них сплющенная, влажная, но отжатая.</text:p>
      <text:p text:style-name="P2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тяжёлый </text:span>таз <text:span text:style-name="T10">с влажными вещами</text:span>. <text:s/></text:p>
      <text:p text:style-name="P72">Вот только своими золотыми руками он один раз, но надолго <text:s/>сам себе создавал проблему — 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72">А к маме у меня претензий нет, за исключением тех жёлтых вельветовых шортов на помочах, что она пошила мне в детском садике.</text:p>
      <text:p text:style-name="P72">Как я их ненавидел! </text:p>
      <text:p text:style-name="P72">И оказалось, что не зря — именно в них меня искусали те рыжие муравьи.</text:p>
      <text:p text:style-name="P29"/>
      <text:p text:style-name="P29"><text:s/><text:span text:style-name="T14">Во время одной из одиночных лесных прогулок я выбрел на поляну и почувствовал — что-то с ней не так, но что? Ах, вот оно что — тут дым какой-то!</text:span></text:p>
      <text:p text:style-name="P39">И тут я разглядел, как почти прозрачное на солнце пламя трепыхаясь обугливает кору деревьев, расползается по толстому ковру хвои.</text:p>
      <text:p text:style-name="P39">Так это же пожар в лесу!</text:p>
      <text:p text:style-name="P39">Сперва я пробовал затаптывать язычки пламени, но потом догадался сломить ствол густого можжевельника и дело пошло на лад.</text:p>
      <text:p text:style-name="P39">Когда борьба с пожаром завершилась победой, <text:s/>я увидел, что выгорело не так уж и много — метров десять на десять.</text:p>
      <text:p text:style-name="P39">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9">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39">Уже на подходе к кварталам мне встретились пара прохожих, но никто не догадался сказать:</text:p>
      <text:p text:style-name="P39">- Что это у тебя лицо в саже? Наверное, ты тушил лесной пожар?</text:p>
      <text:p text:style-name="P39">А дома мама на меня накричала, что стыдно ходить таким замазурой и что она на меня рубашек не настирается.</text:p>
      <text:p text:style-name="P39">Мне стало горько и обидно, но я терпел.</text:p>
      <text:p text:style-name="P42">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43">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43">Потом шагавший сбоку старшина командовал: «запевай!», и изнутри ритмично сотрясающегося <text:span text:style-name="T18">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59">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59"/>
      <text:p text:style-name="P33">В дома верхних кварталов провели газ.</text:p>
      <text:p text:style-name="P33">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text:soft-page-break/>не смог выстучать на трубах барабанную дробь, с которой белые шли в «психическую» атаку против Анки-пулемётчицы в фильме ЧАПАЕВ.</text:p>
      <text:p text:style-name="P33">Трубы скоро закопали и моё музыкальное образование оказалось прерванным.</text:p>
      <text:p text:style-name="P33">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33">Поэтому заготовка дров на зиму стала уже не нужной и папа в подвале сделал мастерскую для домашних работ и нужных инструментов.</text:p>
      <text:p text:style-name="P33"/>
      <text:p text:style-name="P33">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3">Мы спустились в чащу позади Бугорка, а там начали подыматься на другой холм.</text:p>
      <text:p text:style-name="P33">На крутом подъёме среди прочей поросли стояла густая ёлочка — небольшая, метра полтора.</text:p>
      <text:p text:style-name="P34">А перед этим, идя по лесу с топором в руках, я чувствовал, что меня так и тянет пустить его в ход.</text:p>
      <text:p text:style-name="P34">И вот он — удобный случай!</text:p>
      <text:p text:style-name="P34">Один-два взмаха и срубленная ёлка валяется на склоне.</text:p>
      <text:p text:style-name="P34">А я стою рядом и никак не пойму — зачем?</text:p>
      <text:p text:style-name="P34">Ведь из неё не получится ни лук, ни автомат с рожком.</text:p>
      <text:p text:style-name="P34">Зачем я её так бесцельно убил?</text:p>
      <text:p text:style-name="P34">Мне уже не хотелось ни костра, ни прогулки.</text:p>
      <text:p text:style-name="P34">Нужно как можно скорее избавиться от топора — пособника моей глупой жестокости.</text:p>
      <text:p text:style-name="P34">Я отнёс его обратно в подвал и с той поры ходил в лес в одиночку.</text:p>
      <text:p text:style-name="P35">Видишь какой милый мальчик? И в этом пафосном самовосхвалении через самопорицание, вобщем-то, ничего не наврано. </text:p>
      <text:p text:style-name="P35">Но не спеши зачислять своего папу в категорию «добрый человек», <text:span text:style-name="T14">уж</text:span> слишком <text:span text:style-name="T14">я </text:span>разный. Сегодня — прекраснодушный дальше некуда, а завтра... <text:span text:style-name="T14">Не знаю, </text:span><text:s/>не знаю.</text:p>
      <text:p text:style-name="P35">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5">За стандартный набор угощений в Доме Торжеств платят наличными, но к стандарту добавляется ещё много всякого чего приготовленного <text:span text:style-name="T11">тётками, бабками, матерями, сёстрами, племянницами, дочками ближайших и последующих родственников. </text:span></text:p>
      <text:p text:style-name="P36">Тут сильны ещё пережитки родового-общинного строя. Получается такая себе love labour — из продуктов закупленных устроителем торжества.</text:p>
      <text:p text:style-name="P36">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2">в </text:span>недостроенно<text:span text:style-name="T12">м</text:span>, но всё же частно<text:span text:style-name="T12">м</text:span> дом<text:span text:style-name="T12">е</text:span>. <text:span text:style-name="T12">Потому куриц привезли ко мне. Перетащили в недостроенную прихожую и — уехали <text:s/>заниматься другими предсвадебными делами. Каждому — своё.</text:span></text:p>
      <text:p text:style-name="P37">И вот лежат эти пятнадцать живых созданий со связанными ногами, а над ними один я с<text:span text:style-name="T15">о</text:span> свежезаточенным ножом и все мы знаем зачем мы тут. </text:p>
      <text:p text:style-name="P37">Пятнадцать — не одна, и надо уложиться к сроку, когда женщины придут ощипывать готовые полуфабрикаты. </text:p>
      <text:p text:style-name="P37">И у каждой своя окраска, свой возраст, своё отношение к происходящему, свой запас жизненной энергии, <text:span text:style-name="T13">определяющий громкость вскликов <text:s/>и длительность трепыхания с отнятой головой.</text:span></text:p>
      <text:p text:style-name="P38">Без методичности тут не обойтись. Вот я и стал роботом методично повторяющим набор одних и тех же движений. Пятнадцать раз.</text:p>
      <text:p text:style-name="P38">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38">С того случая как-то во мне поменялось отношение к палачам. Понял, что ничто ихнее мне не <text:soft-page-break/>чуждо.</text:p>
      <text:p text:style-name="P38">Вобщем, на той свадьбе я был вегетарианцем.</text:p>
      <text:p text:style-name="P38">А насчёт того, что это тот топор меня подбил срубить невинную ёлочку, так и тут ничего нового — «я <text:s/>выполнял приказы». Зомби недоделанный.</text:p>
      <text:p text:style-name="P38"/>
      <text:p text:style-name="P44">В пятом классе у нас сменилась классная руководительница, потому что мы уже закончили начальное обучение. Новую учительницу звали Макаренко Любовь... Алексеевна?.. Антоновна?.. Убей не вспомню отчества.</text:p>
      <text:p text:style-name="P44">Между собой мы её звали попросту — Макаря.</text:p>
      <text:p text:style-name="P44">- Атас! Макаря идёт!</text:p>
      <text:p text:style-name="P44">(«Атас» это из ублатнённо французского «<text:span text:style-name="T29">атасьён»</text:span>.)</text:p>
      <text:p text:style-name="P44">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45">Новая учительница попросила, чтобы я ей помог сделать рамочку на листе ватмана, где, <text:span text:style-name="T19">отступя пять сантиметров от краёв,</text:span> <text:s text:c="2"/>проведена карандашная линия. <text:span text:style-name="T19">Это будет наш классный уголок. </text:span></text:p>
      <text:p text:style-name="P46">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47">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47">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48">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48">Мама предложила принести лист ватмана со своей работы, но учительница отказалась.</text:p>
      <text:p text:style-name="P49">Я спросил: а если наклеить полоску бумаги поверх акварельной краски? Но и это предложение не прошло.</text:p>
      <text:p text:style-name="P48">Мы ушли и мама меня не ругала, да и не <text:span text:style-name="T21">з</text:span>а что: <text:span text:style-name="T21">разве</text:span> я <text:s/>виноват, что учительница за свою жизнь <text:span text:style-name="T20">не </text:span>видела рамочек из фанеры, а только такие, как на словах Маркса или Ленина в клубе части?</text:p>
      <text:p text:style-name="P50">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50">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50">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50">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50">Прыжок получился на удивление ловким и я гордо вышел мимо <text:span text:style-name="T22">парт с восторгом и почтением затихшей малышни.</text:span></text:p>
      <text:p text:style-name="P54">Неужто это мне когда-то<text:span text:style-name="T23"> явившиеся в детский сад с визитом </text:span>первоклассницы казались <text:span text:style-name="T23">недосягаемо</text:span> взрослыми создан<text:span text:style-name="T23">ь</text:span>ями? Заносчивые гусыни!</text:p>
      <text:p text:style-name="P51">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51">А итальянское кино мне не понравилось, потому что когда я переспросил про только что <text:soft-page-break/>услышанное от Марчелло Мастрояни слово «аборт», соседка засмеялась, а папа сказал мне идти в детскую — это кино не для меня.</text:p>
      <text:p text:style-name="P51"/>
      <text:p text:style-name="P52">Гонка вооружений шла не только в телевизоре, но и в нашей мальчукóвой жизни.</text:p>
      <text:p text:style-name="P52">Мы доросли до шпоночного оружия. Шпоночные пистолеты, шпоночные автоматы.</text:p>
      <text:p text:style-name="P52">Что такое рогатка никому объяснять не надо. Но рогатки бывают двух видов: для стрельбы камнями и для стрельбы шпонками.</text:p>
      <text:p text:style-name="P52">Камнестрельные рогатки — убойное оружие, <text:s/>в голодные послевоенные годы в Степанакерте пацаны сшибали ими воробьёв на обед.</text:p>
      <text:p text:style-name="P53">Рогатка шпоночная — почти игрушка <text:span text:style-name="T24">сделанная из алюминиевой проволоки</text:span>, <text:span text:style-name="T24">и </text:span>вместо <text:span text:style-name="T24">полос</text:span> резины нарезанн<text:span text:style-name="T24">ых</text:span> из противогазов — <text:span text:style-name="T24">в ней </text:span>круглая авиамодельная <text:span text:style-name="T24">резинка</text:span>. <text:span text:style-name="T29">А</text:span> заряжается она кусочками согнутой в дугу алюминиевой проволоки — шпонками. <text:span text:style-name="T24">Захватил резинку в изгиб шпонки, потянул на себя — отпустил и она полетела. Убить не убьёт, но почувствуется, лишь бы в глаз не попала.</text:span></text:p>
      <text:p text:style-name="P5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25">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5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26">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5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58">Пожалуй, единственным недостатком шпоночного оружия являлась его почти бесшумность. Для самоутверждения тянет сделать побольше тарарама.</text:p>
      <text:p text:style-name="P58"/>
      <text:p text:style-name="P58">Жизнь не стоит на месте и в<text:span text:style-name="T28">о дворе Квартала вечерами начали раздаваться громкое бахканье — точь-в-точь выстрелы.</text:span></text:p>
      <text:p text:style-name="P25">Мальчики вооружились «пиликалками», а я опять припоздал и приходится заискивающе выспрашивать как делать эту «пиликалку».</text:p>
      <text:p text:style-name="P25">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25">Находим толстый длинный гвоздь, чтоб доставал до дна трубки и ещё вытарчивал бы сантиметров на пять.</text:p>
      <text:p text:style-name="P25">Торчащую часть гвоздя тоже загибаем, но сгиб должен быть выше края трубки, в которой он стоит.</text:p>
      <text:p text:style-name="P25">Теперь гвоздь и трубка объединены в систему поршень-цилиндр и, в сборе, смахивают на оквадраченную букву «С».</text:p>
      <text:p text:style-name="P26">Загибы трубки и гвоздя соединяем связанной в кольцо <text:span text:style-name="T27">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26">Вот и <text:s/>— пожалуйста — «пиликалка» готова! </text:p>
      <text:p text:style-name="P26">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27"><text:soft-page-break/>Тёмным вечером даже виден выплеск пламени из жерла трубки.</text:p>
      <text:p text:style-name="P27">Вобщем, те же пистолетики с пистонами, но посолидней.</text:p>
      <text:p text:style-name="P27">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28">Да, быть школьником — это хорошая школа жизни.</text:p>
      <text:p text:style-name="P60">Ну, а в самой школе наш класс перевели в одноэтажный нижний корпус, отстоявший метров 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61">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0">прибежит со</text:span> сторожево<text:span text:style-name="T30">го</text:span> пост<text:span text:style-name="T30">а</text:span> <text:span text:style-name="T30">на углу</text:span> корпус<text:span text:style-name="T30">а сказать кто из учителей спускается к нам о школы.</text:span></text:p>
      <text:p text:style-name="P62">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62">Сейчас просто диву даюсь почему никого из нас ни разу не шибануло током. Наверное, розетка добрая попалась.</text:p>
      <text:p text:style-name="P63">В нашем доме тоже случились перемены — уехала семья Зиминых, потому что Степана сократили. </text:p>
      <text:p text:style-name="P63">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64">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64">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65">Этикетки можно было коллекционировать как почтовые марки. <text:s/><text:span text:style-name="T39">Только сперва их надо отлепить с коробка намочив водою, ну, а потом, конечно же, высушить.</text:span></text:p>
      <text:p text:style-name="P65">В альбоме Юли этикетки разделялись по темам: спорт, развитие авиации, города-герои, <text:s text:c="2"/>и всякое такое. </text:p>
      <text:p text:style-name="P64">Конечно, мне с братом и сестрой пришлось увлечься ими и мы продолжали коллекцию.</text:p>
      <text:p text:style-name="P64">Вместо Юры Зимина моим другом стал тоже Юра, но теперь Николаенко и уже не сосед по площадке, а сосед по двору.</text:p>
      <text:p text:style-name="P64">Когда выпал снег мы с ним <text:span text:style-name="T31">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66">Однако, собака не обращала на следы никакого внимания, а бегала по сугробам и что-то вынюхивала. </text:p>
      <text:p text:style-name="P67">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68">На каникулах многих детей моего возраста пригласили в соседний дом, где нововъехавшие жильцы справляли день рождения своей дочери.</text:p>
      <text:p text:style-name="P68">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69">Наверное, я простудился на каникулах и приступил к учёбе позже других, потому что не понял что происходит в то утро, когда я пришёл в класс.</text:p>
      <text:p text:style-name="P69">Уроки ещё не начались и вслед за мной в дверях появилась недавняя именинница. Как и <text:s/><text:soft-page-break/>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69">Ступив через порог, она остановилась и выжидающе замерла.</text:p>
      <text:p text:style-name="P69">Тут и раздался многоголосый крик:</text:p>
      <text:p text:style-name="P69">- Корова двора!</text:p>
      <text:p text:style-name="P70">Она уронила портфель на пол и охватив руками голову побежала по проходу между партами на своё место, а все — и мальчики и девочки, <text:span text:style-name="T32">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71">Гам улёгся лишь когда в класс зашла учительница с вопросом «что тут творится?!», видно она понимала не больше моего. </text:p>
      <text:p text:style-name="P71">Девочка выбежала даже не подобрав портфеля.</text:p>
      <text:p text:style-name="P71">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71">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71">Красивая девочка больше не пришла в наш класс. Наверное, её перевели в параллельный.</text:p>
      <text:p text:style-name="P72">Толпа — это не знающий пощады зверь, как сказано в поэме Аветика Исаакяна, <text:s/>но я это увидел ещё до того как её прочитал.</text:p>
      <text:p text:style-name="P72"/>
      <text:p text:style-name="P73">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73">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74">Женщина шла не останавливаясь и лишь иногда оборачивалась на ходу и тонким прутом стегала по протянутой к ней руке. <text:span text:style-name="T33">Девочка вскрикивала, но руку не убирала и не переставала повторять </text:span>«мамочка! дай ручку!»</text:p>
      <text:p text:style-name="P75">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75"/>
      <text:p text:style-name="P31">Между левым крылом здания школы и высоким штакетником, что отделял территорию школы от леса, располагались грядки пришкольного участка. </text:p>
      <text:p text:style-name="P31">Вряд ли суглинок вперемешку с иссохшей хвоей, что осыпалась с редких внутридворовых сосен, приносили ощутимый урожай.</text:p>
      <text:p text:style-name="P31">Однако, когда <text:s/>в классе объявили <text:span text:style-name="T33">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1">Всё оказалось, как она говорила — во всей школе ни души.</text:p>
      <text:p text:style-name="P31">Но может ещё подойдут?</text:p>
      <text:p text:style-name="P31">Я не хотел торчать перед запертой дверью и спустился в нижнюю часть территории школы к одноэтажному корпусу мастерских и нашего класса.</text:p>
      <text:p text:style-name="P31">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1">Крышу покрывал чёрный рубероид. Пустая, чуть покатая крыша.</text:p>
      <text:p text:style-name="P31">Я обошёл её. Постоял. Обернулся к пустому школьному двору. Никого.</text:p>
      <text:p text:style-name="P31">Ладно, подожду ещё чуть-чуть и уйду.</text:p>
      <text:p text:style-name="P31">Тут выглянуло солнце и ждать стало веселее.</text:p>
      <text:p text:style-name="P31">А потом я заметил, что от чёрной крыши местами подымается лёгкий прозрачный парок. </text:p>
      <text:p text:style-name="P31">Солнце греет, догадался я.</text:p>
      <text:p text:style-name="P31"><text:soft-page-break/>Более того — по рубероиду стали намечаться просохшие участки. Они ширились, соединялись между собой, разрастались.</text:p>
      <text:p text:style-name="P31">Меня захватило это расширение солнечных владений.</text:p>
      <text:p text:style-name="P32">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2">Я вернулся домой к обеду и не стал объяснять маме, что солнце меня завербовало в свои сподвижники.</text:p>
      <text:p text:style-name="P32"/>
      <text:p text:style-name="P75">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75">Мы вышли очень рано и возле КПП к нам присоединились ещё два взрослых рыбака с такими же разрешениями на выход из Зоны на целый день.</text:p>
      <text:p text:style-name="P7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7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76">Наконец, мы вышли к лесному озеру, рыбаки сказали, что это Соминское, но я его не узнал, хотя в нём научился плавать.</text:p>
      <text:p text:style-name="P76">Мы прошли по заросшему травой мысу и в конце него увидели настоящий плот.</text:p>
      <text:p text:style-name="P76">Один рыбак остался на берегу, а мы трое поднялись на плот. Он был сделан из брёвен от лиственных деревьев в тонкой зелёной коре. <text:span text:style-name="T34">Упираясь в дно длинными жердями, папа и второй рыбак вывели его метров за тридцать от берега, где мы остановились и начали ловлю.</text:span></text:p>
      <text:p text:style-name="P7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77">Мы забросили удочки на три разные стороны и начали лов. Пойманные рыбы оказывались не такими крупными, как ожидаешь по их сопротивлению, <text:span text:style-name="T35">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78">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78">Рыбаки сказали, что клёва больше ждать нечего и легли поспать под деревьями.</text:p>
      <text:p text:style-name="P78">Папа тоже поспал, а когда все проснулись мы <text:s/>потихоньку пошли обратно.</text:p>
      <text:p text:style-name="P78">Мы шли уже не через лес, а вдоль его края, по пригоркам и долинам, потому что увольнительная аж до вечера.</text:p>
      <text:p text:style-name="P78">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36">запутавшись в ряске</text:span>.</text:p>
      <text:p text:style-name="P79">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42">взбивая ногами пенные всплески,</text:span> проплыл к тому берегу и обратно, несмотря на то, что длинные космы озёрной ряски оп<text:span text:style-name="T37">лета</text:span>ли его за плечи.</text:p>
      <text:p text:style-name="P79">Когда он уже выходил на берег мы увидели, что через наклонное поле с криками бежит женщина в длинной деревенской одежде.</text:p>
      <text:p text:style-name="P79">Но она ничего нового не сказала, а только повторила слышанное нами от рыбака-попутчика.</text:p>
      <text:p text:style-name="P79">На <text:span text:style-name="T37">подходе</text:span> к КПП нас застигло ненастье, мы хорошенько промокли пока дошли домой, но никто потом не заболел.</text:p>
      <text:p text:style-name="P79"/>
      <text:p text:style-name="P80">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text:soft-page-break/>толстячком в тюбетеечке. </text:p>
      <text:p text:style-name="P80">Зато помню следующий — красный трёхколёсник с цепным приводом, из-за него приходилось спорить с братом и сестрой чья очередь кататься. <text:s/><text:span text:style-name="T38">Позднее папа пересобрал его в двухколёсный, но после пятого класса он стал мне слишком мал и пришлось уступить его младшим.</text:span></text:p>
      <text:p text:style-name="P81">Зато мне папа где-то раздобыл настоящий взрослый велосипед. Да, подержаный, не не дамский и не какой-то там нибудь юношеский «Орлёнок».</text:p>
      <text:p text:style-name="P81">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82">Через пару дней я уже мог ездить, но не в седле, а продев ногу <text:span text:style-name="T40">под рамой</text:span> и стоя на педалях <text:span text:style-name="T40">велосипеда</text:span>. <text:s text:c="2"/><text:span text:style-name="T40">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83">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83">Я гонял по бетонным дорожкам внутри двора вокруг двух деревянных беседок, как на космической орбите.</text:p>
      <text:p text:style-name="P83">Потом этого стало мало и я начал кататься по дороге из бетонных плит окружавшей оба квартала. </text:p>
      <text:p text:style-name="P83">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83"/>
      <text:p text:style-name="P83">А другим достижением того лета стало умение открывать глаза под водой.</text:p>
      <text:p text:style-name="P83">Ту дамбу, где когда-то я оступился с плиты, снова отремонтировали и перед ней получи<text:span text:style-name="T41">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84">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42">набранный в лёгкие воздух вытаскивает тебя на поверхность, когда не гребёшь руками и ногами в глубину.</text:span></text:p>
      <text:p text:style-name="P40"/>
      <text:p text:style-name="P85">Летом родители ездили в отпуск по очереди. </text:p>
      <text:p text:style-name="P85">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85">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85">Неподалёку какая-то девочка на скамейке для ожидающих читала книгу. <text:span text:style-name="T43">Я подошёл и заглянул ей через плечо — это был Таинственный Остров Жюль Верна. </text:span></text:p>
      <text:p text:style-name="P86">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86">Пока я думал пришли её взрослые, сказали что поезд прибывает, собрали свои вещи и вышли на посадку.</text:p>
      <text:p text:style-name="P86">Потом и папа <text:s/>пришёл, по моей просьбе он купил мне книгу в книжном киоске про <text:soft-page-break/>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мы вышли на перрон.</text:p>
      <text:p text:style-name="P87">Мимо прошёл мальчик примерно моего возраста. Папа сказал мне:</text:p>
      <text:p text:style-name="P87">- Вот смотри — это называется бедность.</text:p>
      <text:p text:style-name="P87">Я снова посмотрел вслед мальчику и увидел то, что сразу совсем не заметил — грубые заплаты на его брюках.</text:p>
      <text:p text:style-name="P87">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87">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88">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88">Там были белые дома и тёмные ёлки, но совсем мало, хотя и густые. </text:p>
      <text:p text:style-name="P88">Нам показали Царь-колокол с отбитым краем, который упал с колокольни и с тех пор не звонит. Жалко.</text:p>
      <text:p text:style-name="P88">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89">- <text:s/>Чей это ребёнок?! Уберите ребёнка! - <text:span text:style-name="T44">з</text:span>акричал какой-то дяденька <text:span text:style-name="T45">в сером костюме, </text:span>подбегая от ближней ёлки.</text:p>
      <text:p text:style-name="P90">Папа признался что я — его, и держал меня за руку пока мы не покинули Кремль.</text:p>
      <text:p text:style-name="P91">Когда мы вернулись на вокзал, папа сказал, что ему ещё нужно купить часы, хотя денег маловато.</text:p>
      <text:p text:style-name="P91">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91">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46">роман </text:span>про Багратиона, <text:span text:style-name="T46">повесть </text:span>про установление Советской власти на Чукотке и Маленьк<text:span text:style-name="T46">ого</text:span> Принц<text:span text:style-name="T46">а</text:span> Экзюпери. </text:p>
      <text:p text:style-name="P91"><text:s/>Один раз на обед <text:span text:style-name="T46">пришли папины брат с сестрой и баба Марфа</text:span> приготовила круглый жёлтый омлет, а другие обеды я не помню. </text:p>
      <text:p text:style-name="P9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92">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92">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9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9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93">Спать было удобно, но оттого, что над тобою всё время звёзды немного непривычно и даже <text:soft-page-break/>жутковато и петухи кричали ни свет, ни заря, а потом уже не спалось. </text:p>
      <text:p text:style-name="P93">Один раз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94">Но я после того купания заболел и меня отвели в ту же деревню, потому что только там был лазарет с тремя койками.</text:p>
      <text:p text:style-name="P9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94">Так мы провели папин отпуск и вернулись на Объект.</text:p>
      <text:p text:style-name="P95">Вскоре после нашего возвращения мама взяла с собой Сашу и Наташу и поехала в свой отпуск на Украину в город Конотоп.</text:p>
      <text:p text:style-name="P9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95">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95">Бак — это котелок, куда матросу выдают обед, а полубак — та часть палубы, где кок выдаёт его.</text:p>
      <text:p text:style-name="P95">Кок и штатских это — повар, а клотик — самая верхушка мачты. <text:span text:style-name="T4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97">Или рассказывал, что некоторые зэки до того втягиваются в лагерную жизнь, что уже не могут жить на воле.</text:p>
      <text:p text:style-name="P97">У одного рецидивиста кончился срок так он попросил начальника <text:s text:c="2"/>не выпускать его, оставить в лагере. Но тот ответил:</text:p>
      <text:p text:style-name="P97">- Закон есть закон — уходи.</text:p>
      <text:p text:style-name="P97">Вечером <text:s text:c="2"/>рецидивиста <text:s/>привезли обратно в лагерь, потому что он убил человека в ближней деревне.</text:p>
      <text:p text:style-name="P97">И убийца кричал:</text:p>
      <text:p text:style-name="P97">- Говорил я тебе, начальник! Из-за тебя душу невинную пришлось загубить!</text:p>
      <text:p text:style-name="P160">На этих словах у папы глаза смотрели куда-то вбок и вверх, <text:s/>и даже голос как-то менялся.</text:p>
      <text:p text:style-name="P97"/>
      <text:p text:style-name="P96">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52">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49">богатеев</text:span> заводчиков.</text:p>
      <text:p text:style-name="P96">Когда папа позвал меня обедать, я пришёл на кухню, сел за стол и, кушая суп, сказал:</text:p>
      <text:p text:style-name="P96">- А ты знаешь, что на Путиловском заводе один раз рабочих заставили трудиться сорок восемь часов подряд?</text:p>
      <text:p text:style-name="P96">На что папа ответил:</text:p>
      <text:p text:style-name="P96">- А ты знаешь, что твоя мама поехала в Конотоп с другим дядей?</text:p>
      <text:p text:style-name="P96">Я поднял голову от тарелки. Папа сидел перед нетронутым супом и смотрел <text:span text:style-name="T48">на</text:span> кухонное окно.</text:p>
      <text:p text:style-name="P97">Мне стало страшно, я заплакал сказал:</text:p>
      <text:p text:style-name="P97">- Я убью его!</text:p>
      <text:p text:style-name="P97">Но папа всё так же глядя на окно ответил:</text:p>
      <text:p text:style-name="P97">- Не-ет, Серёжа, убивать не надо.</text:p>
      <text:p text:style-name="P97">Голос у него чуть гнусавил, как у того рецидивиста-душегуба.</text:p>
      <text:p text:style-name="P98">Потом папа попал в больницу и на кухню два дня приходила соседка сменившая Зиминых, а на третий вернулась мама и мои брат с сестрой.</text:p>
      <text:p text:style-name="P98">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text:soft-page-break/>«дети вырастут — поймут». </text:p>
      <text:p text:style-name="P98">Когда я вырос, то понял, что из Конотопа опять <text:span text:style-name="T50">пришло письмо с</text:span> донос<text:span text:style-name="T50">ом</text:span>, но не в Особый отдел, а <text:span text:style-name="T50">моему отцу</text:span>. </text:p>
      <text:p text:style-name="P99">Зачем? Ведь это не сулило доносителю более выгодных жилищных условий. Может по привычке. А может и не соседи <text:span text:style-name="T52">вовсе</text:span>. </text:p>
      <text:p text:style-name="P100">Просто когда людям плохо, они думают что полегчáет, если сделать плохо кому-то ещё.</text:p>
      <text:p text:style-name="P108">Не думаю, что это срабатывает, <text:span text:style-name="T57">но знаю, что такие есть</text:span>.</text:p>
      <text:p text:style-name="P99">У брата с сестрой я ни тогда, ни позже, в жизни не спр<text:span text:style-name="T51">оси</text:span>л про дядю, ездившего с ними в Конотоп, хотя <text:span text:style-name="T52">теперь знаю</text:span>, что так оно и было.</text:p>
      <text:p text:style-name="P101">Свою защиту мама построила на <text:span text:style-name="T54">кон</text:span>тр-<text:span text:style-name="T54">о</text:span>бвинениях <text:s/><text:span text:style-name="T54">папы в непутёвом </text:span>поведении <text:s text:c="2"/><text:span text:style-name="T52"><text:s/>на отдыхе в</text:span> <text:s text:c="2"/><text:span text:style-name="T54">крымском </text:span>санатории, куда он предыдущим летом ездил <text:span text:style-name="T54"><text:s/></text:span>один <text:span text:style-name="T54">по профсоюзной путёвке</text:span>. <text:span text:style-name="T54">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02">Когда папа выписался из больницы, мы стали жить дальше.</text:p>
      <text:p text:style-name="P102"/>
      <text:p text:style-name="P103">В школе наш шестой класс перевели обратно в главный корпус на второй этаж. </text:p>
      <text:p text:style-name="P103">За чтением книг и телевизором на выполнение домашних заданий почти не оставалось времени, но я по инерции оставался хорошистом. </text:p>
      <text:p text:style-name="P104">В общественной жизни я исполнил роль коня в инсценировке приготовленной силами пионерской дружины школы. </text:p>
      <text:p text:style-name="P104">Роль мне досталась потому, что папа сделал большую лошадиную голову <text:s text:c="2"/>из картона и я в ней выходил на сцену изображая конский перед. </text:p>
      <text:p text:style-name="P104">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05">Конь в сценке ничего не говорил и появлялся только с целью напугать лентяя, чтобы тот начал хорошо учиться.</text:p>
      <text:p text:style-name="P105">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05">Помимо кино в клубе части я иногда ходил на фильмы в Доме офицеров — родители давали мне деньги на билет. </text:p>
      <text:p text:style-name="P105">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53">Но тревога оказалась ложной и счастье длилось целых две серии в цвете, со звоном шпаг.</text:span></text:p>
      <text:p text:style-name="P106"/>
      <text:p text:style-name="P106">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07">Как и тот случай, когда Наташа отвлекла меня от диванного чтения известием, что в подвале соседнего дома обнаружена сова.</text:p>
      <text:p text:style-name="P107">Конечно, я сразу же выбежал вслед за ней.</text:p>
      <text:p text:style-name="P107">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07">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07">Ну, а куда ещё с ним, если не домой? </text:p>
      <text:p text:style-name="P107">Мама не согласилась держать дома такого великана, хотя у соседей Савкиных в квартире <text:soft-page-break/>жила крупная ворона. <text:span text:style-name="T55">Мама сказала, что бабушка Савкиных целый день подтирает вороний помёт. А кто у нас будет, если все на работе и в школе?</text:span></text:p>
      <text:p text:style-name="P109">Скрепя сердце, я пообещал на следующее утро отнести филина в школьный уголок, где жили белка и ёж в клетках. А пока пусть посидит в ванной. </text:p>
      <text:p text:style-name="P110">Чтоб он подкрепился, я отнёс в ванную краюху хлеба и блюдце с молоком. Он сидел в углу на <text:s/>плиточном полу и даже не взглянул на пищу. Я выключил свет, надеясь, что и в темноте найдёт, ведь он ночной хищник.</text:p>
      <text:p text:style-name="P110">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10">Иногда я отдавал свой портфель брату и <text:span text:style-name="T56">нёс птицу двумя руками в нормальном положении. </text:span></text:p>
      <text:p text:style-name="P111">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11">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12">Птицы, они ведь не только птицы, об этом ещё авгуры знали.</text:p>
      <text:p text:style-name="P112">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13">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13">Та птица была душой убитого и ничто меня <text:s/>не переубедит.</text:p>
      <text:p text:style-name="P114"><text:s/></text:p>
      <text:p text:style-name="P114">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14">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58">что еду с папой и мамой в лес за грибами. </text:span></text:p>
      <text:p text:style-name="P115">Папа сделал специальные вёдра из картона, лёгкие, но вместительные.</text:p>
      <text:p text:style-name="P115">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15">Сыроежки мы, конечно, не брали — слишком уж хрупкие, но моховики, маслята хорошая добыча. Папа каждому сделал маленький ножик, чтоб <text:span text:style-name="T59">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16">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16"/>
      <text:p text:style-name="P116">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60">узнают, что мы не можем себя вести.</text:span></text:p>
      <text:p text:style-name="P117"><text:soft-page-break/>Вечером Наташа прибежала с лестничной площадки с тревожным сообщением, что мама с папой уже идут, а нижние жильцы переняли их <text:span text:style-name="T69">внизу</text:span> и жалуются на нас. Ой, что будет!</text:p>
      <text:p text:style-name="P130">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работы выходить на площадку и прыгать со скакалкой, так что и <text:s/>мы, дети, наперебой последовали её примеру.</text:p>
      <text:p text:style-name="P117">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17">- Не шуметь?!- прокричал он в пол и снова хлобыстнул табуретом туда же.- А так хорошо?!</text:p>
      <text:p text:style-name="P117">Я понял, что нас ругать не будут, но что-то всё равно было как-то не так.</text:p>
      <text:p text:style-name="P117"/>
      <text:p text:style-name="P117">С собою в школу мама заворачивала каждому из нас по бутерброду в газетный лист, чтоб на перемене мы доставали из портфелей и кушали. <text:span text:style-name="T61">Саше с Наташей один свёрток на двоих, потому что они учились в одном классе. А перед выходом в школу мы завтракали на кухне.</text:span></text:p>
      <text:p text:style-name="P118">Но в ту субботу я в школу шёл один и без портфеля, потому у младших классов отменили занятия из-за военной игры в школе. </text:p>
      <text:p text:style-name="P119">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62">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20">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63">мелкими и частыми стежками, чтобы плотнее прилегали и не получалось бы враз сорвать</text:span>. <text:s/></text:p>
      <text:p text:style-name="P121">Мама уже опаздывала на работу и сказала, что есть вчерашние макароны или, если захочу, могу сварить себе яйцо на завтрак. </text:p>
      <text:p text:style-name="P121">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21">Этот гриб не из тех, что собирают в лесу. Такой гриб был <text:s/>на Объекте почти в каждой кухне.</text:p>
      <text:p text:style-name="P122">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22">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22">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23">Поговорку про то, что первый блин получается комом, можно смело дополнить, что первое яйцо жидчее всмятошного. <text:s/></text:p>
      <text:p text:style-name="P123">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23">В моей все оценили <text:span text:style-name="T64">до чего плотно пришиты на мне погоны.</text:span> <text:s/><text:span text:style-name="T64">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24">И тут мальчик из параллельного класса ни с того, ни с сего налетел на меня, повалил на <text:soft-page-break/>землю и клочьями выдрал мои погоны. Драться я не умел, да и теперь не умею, наверное, обозвал его «дураком» и ушёл в лес — обратно домой.</text:p>
      <text:p text:style-name="P124">В лесу я снял курточку. От погонов осталась лишь бумажная рамочка под плотными стежками чёрной ниткой. <text:span text:style-name="T65">Я выщипал бумажные обрывки и рассеял по опавшей осенней листве. 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span></text:p>
      <text:p text:style-name="P124"/>
      <text:p text:style-name="P114">Иногда на уроках в школе я рисовал <text:span text:style-name="T65">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25">Рисовал я карандашом, обратный конец которого украшала маска наподобие каменных идолов на острове Пасхи. <text:span text:style-name="T66">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26">Такие лезвия можно взять <text:span text:style-name="T67">из</text:span> папиной коробочки в ванной. <text:span text:style-name="T67">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27">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27">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68">проверил на себе возможно ли такое.</text:span></text:p>
      <text:p text:style-name="P128">У меня всегда были две ахиллесовых пяты — наивность и впечатлительность.</text:p>
      <text:p text:style-name="P129">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29">Спустя годы я снова встретил и узнал эту песню — Yes, sir, that's my lady.</text:p>
      <text:p text:style-name="P128"/>
      <text:p text:style-name="P130">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70">парой широких металлических щитов, которые в одиночку и не потолкаешь. </text:span></text:p>
      <text:p text:style-name="P131">Снег сдвигали к противоположному от раздевалки борту, а там уже шли в ход большие снеговые лопаты из фанеры, чтоб выбросить его с поля.</text:p>
      <text:p text:style-name="P131">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32">А если в тоннеле посветить фонариком, видны белые оледенелые стены с искорками.</text:p>
      <text:p text:style-name="P132">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32">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32"><text:soft-page-break/>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3">Иногда бывает кроссворд или число красного цвета, значит этот день праздник — Первомай, Октябрьской революции или Конституции. </text:p>
      <text:p text:style-name="P13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3">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4">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35">Тогда я не понял — вроде, жаловалась, а не хочет избавиться от причины раздоров.</text:p>
      <text:p text:style-name="P134"><text:span text:style-name="T71">Когда я вырос, то понял маму, но теперь</text:span> <text:span text:style-name="T71">уже не понимаю: как можно печатать такой идиотизм?</text:span></text:p>
      <text:p text:style-name="P136"><text:span text:style-name="T72">Видно моё п</text:span>онимание — как тот журавль на топком болоте: шею вытащит — крыло увязло, крыло вызволит, <text:s/><text:span text:style-name="T72">ан </text:span>—<text:span text:style-name="T72"> </text:span>нога <text:span text:style-name="T72">застряла</text:span>...</text:p>
      <text:p text:style-name="P137">За неделю до каникул классная руководительница объявила, что на школьном Новогоднем вечере состоится конкурс на лучший <text:span text:style-name="T76">маскарадный</text:span> костюм, нам нужно постараться и победить в нём.</text:p>
      <text:p text:style-name="P137">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37">Мама засмеялась услышав мои планы, но пообещала помочь с костюмом, у неё ведь связи с танцевальной самодеятельностью.</text:p>
      <text:p text:style-name="P138">На мои осторожные расспросы в классе кто что готовит для конкурса, друзья одинаково отвечали, что <text:span text:style-name="T73">никаких маскарадных костюмов никто не приготовит, все придут в обычном виде.</text:span></text:p>
      <text:p text:style-name="P139">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0">Ну, а если приятели придут в своих, <text:span text:style-name="T76">а</text:span> не <text:span text:style-name="T76">маскарадны</text:span>х костюмах, то есть же и другие ребята, особенно старшеклассники, на которых можно надеяться.</text:p>
      <text:p text:style-name="P139">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39">Когда я переоделся в комнате родителей, она со своей новой подругой, что въехала на место Зиминых через площадку, хохотали до упаду.</text:p>
      <text:p text:style-name="P141">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1">Отсмеявшись, они сказали, что нужны женские туфли — мои не годятся.</text:p>
      <text:p text:style-name="P141">Туфли тоже нашлись, но на каблуке, <text:span text:style-name="T76">ведь</text:span> босоножки не зимняя обувь. Ходить на каблуках было очень неудобно, но мама сказала — терпи, казак, и тренируйся пока есть время.</text:p>
      <text:p text:style-name="P141">За час до Новогоднего вечера мой карнавальный костюм был уложен в большую сумку и я пошёл в школу через тёмный, как ночью, лес.</text:p>
      <text:p text:style-name="P142">В школе я поднялся на второй этаж, где даже не включали свет, и в одном из тёмных классов переоделся в свой <text:span text:style-name="T76">маскарадный </text:span>костюм. <text:span text:style-name="T74">По лестнице спускался держась за перила, потому что туфли на каблуках почти такая же мýка, как коньки.</text:span></text:p>
      <text:p text:style-name="P144">В вестибюле и коридорах первого этажа света тоже было маловато, но достаточно, чтобы <text:soft-page-break/>увидеть — все ребята, даже старшеклассники пришли хоть не в школьной форме, но и не в карнавальном.</text:p>
      <text:p text:style-name="P144">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6">Пара старшеклассников пошушукались и подошли ко мне. Один сказал:</text:p>
      <text:p text:style-name="P146">- Погадаешь, цыганка?</text:p>
      <text:p text:style-name="P144"><text:span text:style-name="T76">Но тут появилась</text:span> школьная пионервожатая и позвала меня с собой в спортзал, потому что сейчас начнётся спектакль. <text:s/><text:span text:style-name="T75">Зал оказался заставленным <text:s/>рядами сидений до самой ёлки и по сторонам от неё. Зря я кружил тот стул — танцев не будет.</text:span></text:p>
      <text:p text:style-name="P145">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5">Её посадили рядом со мной; больше ряженых не было.</text:p>
      <text:p text:style-name="P145">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5">Спектакль закончился, все стали хлопать, а я понял, что сейчас даже Шут переоденется в пиджак и брюки.</text:p>
      <text:p text:style-name="P146">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6">На выходе из школы я столкнулся с мамой и Наташей — они пришли полюбоваться <text:span text:style-name="T77">моим</text:span> маскарадным триумфом.</text:p>
      <text:p text:style-name="P146">Я коротко объяснил, что никакого карнавала нет и мы пошли домой всё тем же лесом. </text:p>
      <text:p text:style-name="P147"/>
      <text:p text:style-name="P147">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7">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78">конфеты Батончики и даже Мишка в Лесу. </text:span><text:s/>После провального маскарада жизнь снова улыбалась.</text:p>
      <text:p text:style-name="P148">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8">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8">Потом я читал, сходил на каток, поиграть в хоккей в валенках; и как раз смотрел концерт <text:span text:style-name="T79">певицы </text:span>Майи Кристалинской, <text:span text:style-name="T79">как всегда в широкой косынке на шее — скрыть следы жизненной драмы, когда мама пришла с работы.</text:span></text:p>
      <text:p text:style-name="P14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9">Дальше случилось что-то непонятное — они стояли не двигаясь и только папины ладони, как-то сами по себе, без размаха, ударили маму по щекам.</text:p>
      <text:p text:style-name="P149">Мама сказала:</text:p>
      <text:p text:style-name="P149">- Коля, ты что?!- и заплакала слезами, которых я никогда у неё не видел.</text:p>
      <text:p text:style-name="P14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1"><text:s/><text:span text:style-name="T79">Мама говорила что-то про соседку, но папа папа отвечал — та папирос не курит. Он оделся и, перед тем как выйти, крикнул:</text:span></text:p>
      <text:p text:style-name="P143">- <text:span text:style-name="T80">Ты ж клялась, что и срать на одном с ним гектаре не сядешь!</text:span></text:p>
      <text:p text:style-name="P150">Мама ушла на кухню, а потом к новой подруге в бывшей квартире Зиминых. </text:p>
      <text:p text:style-name="P150">Я оделся и опять пошёл на каток и по дороге встретил возвращавшихся оттуда брата с сестрой, но ничего им не стал говорить.</text:p>
      <text:p text:style-name="P150">На катке я пропадал до темна. Играть мне не хотелось, но и домой идти тоже; так и бродил вокруг поля или сидел в раздевалке возле печки.</text:p>
      <text:p text:style-name="P150"><text:soft-page-break/>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50">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по школе, но его сестра была из слишком старшего класса.</text:p>
      <text:p text:style-name="P151">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52">Утром мы ушли оттуда и пересекли двор Квартала к дальнему угловому зданию. Я знал, что это общежитие офицеров, но никогда туда не заходил.</text:p>
      <text:p text:style-name="P152">На втором этаже в длинном коридоре мама сказала нам подождать, потому что ей надо поговорить с дядей, имени которого я совершенно не помню.</text:p>
      <text:p text:style-name="P152">Мы втроём молча подождали пока она не вернулась и не повела нас домой.</text:p>
      <text:p text:style-name="P15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52">Шкаф стоял нараспашку, а перед ним мягкий холмик из маминых одежд, разодранных от верха до низа.</text:p>
      <text:p text:style-name="P153">Папы дома не было целую неделю.</text:p>
      <text:p text:style-name="P153">Потом Наташа сказала, что завтра он придёт — так и случилось. </text:p>
      <text:p text:style-name="P153">И мы стали жить дальше.</text:p>
      <text:p text:style-name="P153">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53">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53">Иногда нам давали кипы газет и журналов, но в угловое общежитие Квартала я не пошёл.</text:p>
      <text:p text:style-name="P153">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5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81">Запросто.</text:span></text:p>
      <text:p text:style-name="P154">Я начал говорить, что это невозможно и мы с ним поспорили на что-то. </text:p>
      <text:p text:style-name="P154">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54">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54">Потом вдруг я оказался на свободе, потому что они все убежали.</text:p>
      <text:p text:style-name="P154">Я застегнулся и пошёл домой злясь на себя, что так запросто купился на дурацкую шутку. Опять ходил с чайником на клотик.</text:p>
      <text:p text:style-name="P154">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82">на Новый год.</text:span></text:p>
      <text:p text:style-name="P159">Смешно сказать — почти целая жизнь прошла пока догадался. <text:s/>И это уже третья, но, пожалуй, главная из моих ахиллесовых пяток — тугодумство. </text:p>
      <text:p text:style-name="P155">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55">Я ничего ему не ответил, но больше месяца и близко не проходил мимо Дома офицеров. </text:p>
      <text:p text:style-name="P155"><text:soft-page-break/>Потом, конечно же, пришлось, потому что там показывали Железную Маску с Жаном Марэ в роли Д'Aртаньяна.</text:p>
      <text:p text:style-name="P155">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55">Мне полегчало, но почему-то я и до сих пор вижу ту карикатуру, которую никогда не видел, <text:s/>где у мамы острый нос и она гадает на пальцах с красными от маникюра ногтями — туда, или сюда?</text:p>
      <text:p text:style-name="P155">Нет, Юра Николаенко мне не описывал её, а только передал какая подпись.</text:p>
      <text:p text:style-name="P155">Весной у папы на работе состоялось собрание и он вернулся оттуда расстроенный, потому что <text:s/><text:span text:style-name="T83">опять пошло сокращение и там сказали — если сокращать, то кого же как не его?</text:span></text:p>
      <text:p text:style-name="P156">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56">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56">Я раскрыл её где-то посредине и вписал на полях «мы уезжаем». </text:p>
      <text:p text:style-name="P156">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84">буквы</text:span>, <text:span text:style-name="T84">сменяя друг друга, <text:s/>позволят прочесть это слово.</text:span></text:p>
      <text:p text:style-name="P157">Тогда я побуквенно вписал на уголках страниц «я-С-е-р-г-е-й-О-г-о-л-ь-ц-ов-у-е-з-ж-а-ю».</text:p>
      <text:p text:style-name="P157">Но мультфильма не получилось, да и ладно. Я захлопнул книгу, оставил её на диване и ушёл домой.</text:p>
      <text:p text:style-name="P157">Рано утром из Квартала отправился автобус до станции Валдай.</text:p>
      <text:p text:style-name="P157">Кроме нас четверых ехали ещё какие-то отпускники.</text:p>
      <text:p text:style-name="P15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57">Я сказал «мама! не надо нам никого! я работать пойду, буду тебе помогать», но она промолчала. </text:p>
      <text:p text:style-name="P157">Это были не просто слова — я верил в то, что говорю, но мама лучше меня знала трудовое законодательство.</text:p>
      <text:p text:style-name="P157">Когда спуск кончился, после поворота к насосной и КПП автобус остановился и в него зашёл дядя, имя которого я совершенно не помню. <text:span text:style-name="T85">Он подошёл к маме, взял её за руку, что-то говорил.</text:span></text:p>
      <text:p text:style-name="P158">Я отвернулся смотреть в окно. Он вышел, автобус захлопнул двери и поехал дальше.</text:p>
      <text:p text:style-name="P158">Мы подъехали к белым воротам КПП, часовые проверили нас с отпускниками, ворота открылись и мы поехали в Конотоп.</text:p>
      <text:p text:style-name="P158">Мне очень даже было ясно, что уезжаю оттуда насовсем, но я <text:s text:c="2"/>ещё не знал, что уезжаю также и из своего детства.</text:p>
      <text:p text:style-name="P156"/>
      <text:p text:style-name="P153"/>
      <text:p text:style-name="P137"/>
      <text:p text:style-name="P135"/>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12T20:58:18.251318089</meta:creation-date>
    <dc:date>2016-03-09T09:26:23.839271208</dc:date>
    <dc:creator>sehrguey </dc:creator>
    <meta:editing-duration>PT6H34M4S</meta:editing-duration>
    <meta:editing-cycles>54</meta:editing-cycles>
    <meta:generator>LibreOffice/4.3.3.2$Linux_x86 LibreOffice_project/430m0$Build-2</meta:generator>
    <meta:document-statistic meta:table-count="0" meta:image-count="0" meta:object-count="0" meta:page-count="22" meta:paragraph-count="494" meta:word-count="12123" meta:character-count="75486" meta:non-whitespace-character-count="63469"/>
  </office:meta>
</office:document-meta>
</file>